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6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08cm"/>
    </style:style>
    <style:style style:name="co19" style:family="table-column">
      <style:table-column-properties fo:break-before="auto" style:column-width="0.554cm"/>
    </style:style>
    <style:style style:name="co20" style:family="table-column">
      <style:table-column-properties fo:break-before="auto" style:column-width="1.164cm"/>
    </style:style>
    <style:style style:name="co21" style:family="table-column">
      <style:table-column-properties fo:break-before="auto" style:column-width="3.662cm"/>
    </style:style>
    <style:style style:name="co22" style:family="table-column">
      <style:table-column-properties fo:break-before="auto" style:column-width="6.881cm"/>
    </style:style>
    <style:style style:name="co23" style:family="table-column">
      <style:table-column-properties fo:break-before="auto" style:column-width="6.465cm"/>
    </style:style>
    <style:style style:name="co24" style:family="table-column">
      <style:table-column-properties fo:break-before="auto" style:column-width="14.928cm"/>
    </style:style>
    <style:style style:name="co25" style:family="table-column">
      <style:table-column-properties fo:break-before="auto" style:column-width="17.371cm"/>
    </style:style>
    <style:style style:name="co16" style:family="table-column">
      <style:table-column-properties fo:break-before="auto" style:column-width="0.776cm"/>
    </style:style>
    <style:style style:name="co17" style:family="table-column">
      <style:table-column-properties fo:break-before="auto" style:column-width="1.415cm"/>
    </style:style>
    <style:style style:name="co18" style:family="table-column">
      <style:table-column-properties fo:break-before="auto" style:column-width="6.105cm"/>
    </style:style>
    <style:style style:name="co26" style:family="table-column">
      <style:table-column-properties fo:break-before="auto" style:column-width="1.498cm"/>
    </style:style>
    <style:style style:name="co27" style:family="table-column">
      <style:table-column-properties fo:break-before="auto" style:column-width="8.075cm"/>
    </style:style>
    <style:style style:name="co28" style:family="table-column">
      <style:table-column-properties fo:break-before="auto" style:column-width="5.604cm"/>
    </style:style>
    <style:style style:name="co29" style:family="table-column">
      <style:table-column-properties fo:break-before="auto" style:column-width="7.964cm"/>
    </style:style>
    <style:style style:name="co30" style:family="table-column">
      <style:table-column-properties fo:break-before="auto" style:column-width="2.635cm"/>
    </style:style>
    <style:style style:name="co31" style:family="table-column">
      <style:table-column-properties fo:break-before="auto" style:column-width="2.969cm"/>
    </style:style>
    <style:style style:name="co32" style:family="table-column">
      <style:table-column-properties fo:break-before="auto" style:column-width="17.12cm"/>
    </style:style>
    <style:style style:name="co33" style:family="table-column">
      <style:table-column-properties fo:break-before="auto" style:column-width="2.469cm"/>
    </style:style>
    <style:style style:name="co34" style:family="table-column">
      <style:table-column-properties fo:break-before="auto" style:column-width="3.302cm"/>
    </style:style>
    <style:style style:name="co35" style:family="table-column">
      <style:table-column-properties fo:break-before="auto" style:column-width="8.407cm"/>
    </style:style>
    <style:style style:name="co36" style:family="table-column">
      <style:table-column-properties fo:break-before="auto" style:column-width="15.512cm"/>
    </style:style>
    <style:style style:name="co37" style:family="table-column">
      <style:table-column-properties fo:break-before="auto" style:column-width="0.637cm"/>
    </style:style>
    <style:style style:name="co38" style:family="table-column">
      <style:table-column-properties fo:break-before="auto" style:column-width="0.582cm"/>
    </style:style>
    <style:style style:name="co39" style:family="table-column">
      <style:table-column-properties fo:break-before="auto" style:column-width="11.3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1.027cm" fo:break-before="auto" style:use-optimal-row-height="false"/>
    </style:style>
    <style:style style:name="ro6" style:family="table-row">
      <style:table-row-properties style:row-height="1.078cm" fo:break-before="auto" style:use-optimal-row-height="false"/>
    </style:style>
    <style:style style:name="ro7" style:family="table-row">
      <style:table-row-properties style:row-height="1.053cm" fo:break-before="auto" style:use-optimal-row-height="false"/>
    </style:style>
    <style:style style:name="ro8" style:family="table-row">
      <style:table-row-properties style:row-height="1cm" fo:break-before="auto" style:use-optimal-row-height="false"/>
    </style:style>
    <style:style style:name="ro9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="0.002cm solid #000000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ext-properties fo:color="#c0c0c0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>
      <style:text-properties fo:color="#0000ff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c0c0c0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ff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c0c0c0" fo:font-style="italic" style:font-style-asian="italic" style:font-style-complex="italic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normal" style:font-style-asian="normal" style:font-style-complex="normal"/>
    </style:style>
    <style:style style:name="ce3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ff" fo:font-style="italic" style:font-style-asian="italic" style:font-style-complex="italic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ff0000" fo:font-style="italic" style:font-style-asian="italic" style:font-style-complex="italic"/>
    </style:style>
    <style:style style:name="ce34" style:family="table-cell" style:parent-style-name="Default">
      <style:text-properties fo:color="#ff0000" fo:font-style="italic" style:font-style-asian="italic" style:font-style-complex="italic"/>
    </style:style>
    <style:style style:name="ce35" style:family="table-cell" style:parent-style-name="Default">
      <style:text-properties fo:font-style="italic" style:font-style-asian="italic" style:font-style-complex="italic"/>
    </style:style>
    <style:style style:name="ce36" style:family="table-cell" style:parent-style-name="Default">
      <style:text-properties fo:color="#000000" fo:font-style="italic" style:font-style-asian="italic" style:font-style-complex="italic"/>
    </style:style>
    <style:style style:name="ce37" style:family="table-cell" style:parent-style-name="Default">
      <style:table-cell-properties fo:background-color="transparent"/>
      <style:text-properties fo:color="#c0c0c0"/>
    </style:style>
    <style:style style:name="ce38" style:family="table-cell" style:parent-style-name="Default">
      <style:table-cell-properties fo:border-bottom="none" fo:border-left="0.002cm solid #000000" fo:border-right="0.002cm solid #000000" fo:border-top="none"/>
      <style:text-properties fo:color="#ff0000" fo:font-style="italic" style:font-style-asian="italic" style:font-style-complex="italic"/>
    </style:style>
    <style:style style:name="ce39" style:family="table-cell" style:parent-style-name="Default">
      <style:table-cell-properties fo:border-bottom="none" fo:border-left="0.002cm solid #000000" fo:border-right="0.002cm solid #000000" fo:border-top="none"/>
      <style:text-properties fo:font-style="italic" style:font-style-asian="italic" style:font-style-complex="italic"/>
    </style:style>
    <style:style style:name="ce4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00" fo:font-style="italic" style:font-style-asian="italic" style:font-style-complex="italic"/>
    </style:style>
    <style:style style:name="ce41" style:family="table-cell" style:parent-style-name="Default">
      <style:table-cell-properties fo:border-bottom="none" fo:border-left="0.002cm solid #000000" fo:border-right="0.002cm solid #000000" fo:border-top="none"/>
      <style:text-properties fo:color="#000000"/>
    </style:style>
    <style:style style:name="ce42" style:family="table-cell" style:parent-style-name="Default">
      <style:table-cell-properties fo:border-bottom="none" fo:border-left="0.002cm solid #000000" fo:border-right="0.002cm solid #000000" fo:border-top="none"/>
      <style:text-properties fo:color="#000000" fo:font-style="italic" style:font-style-asian="italic" style:font-style-complex="italic"/>
    </style:style>
    <style:style style:name="ce43" style:family="table-cell" style:parent-style-name="Default">
      <style:table-cell-properties fo:border-bottom="none" fo:border-left="0.002cm solid #000000" fo:border-right="0.002cm solid #000000" fo:border-top="none"/>
    </style:style>
    <style:style style:name="ce44" style:family="table-cell" style:parent-style-name="Default">
      <style:table-cell-properties fo:border-bottom="none" fo:border-left="0.002cm solid #000000" fo:border-right="0.002cm solid #000000" fo:border-top="none"/>
      <style:text-properties fo:color="#0000ff"/>
    </style:style>
    <style:style style:name="ce45" style:family="table-cell" style:parent-style-name="Default">
      <style:table-cell-properties fo:border-bottom="none" fo:border-left="0.002cm solid #000000" fo:border-right="0.002cm solid #000000" fo:border-top="none"/>
      <style:text-properties fo:color="#c0c0c0"/>
    </style:style>
    <style:style style:name="ce46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fo:color="#c0c0c0"/>
    </style:style>
    <style:style style:name="ce4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8000" fo:font-style="italic" style:font-style-asian="italic" style:font-style-complex="italic"/>
    </style:style>
    <style:style style:name="ce48" style:family="table-cell" style:parent-style-name="Default">
      <style:text-properties fo:color="#008000"/>
    </style:style>
    <style:style style:name="ce49" style:family="table-cell" style:parent-style-name="Default">
      <style:table-cell-properties fo:background-color="#ffff00"/>
      <style:text-properties fo:color="#008000"/>
    </style:style>
    <style:style style:name="ce50" style:family="table-cell" style:parent-style-name="Default">
      <style:table-cell-properties fo:border-bottom="none" fo:border-left="0.002cm solid #000000" fo:border-right="0.002cm solid #000000" fo:border-top="none"/>
      <style:text-properties fo:color="#ff0000"/>
    </style:style>
    <style:style style:name="ce51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c0c0c0"/>
    </style:style>
    <style:style style:name="ce52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0000ff"/>
    </style:style>
    <style:style style:name="ce5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000000"/>
    </style:style>
    <style:style style:name="ce54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ff0000"/>
    </style:style>
    <style:style style:name="ce55" style:family="table-cell" style:parent-style-name="Default">
      <style:text-properties fo:color="#ff0000"/>
    </style:style>
    <style:style style:name="ce56" style:family="table-cell" style:parent-style-name="Default">
      <style:table-cell-properties fo:border-bottom="none" fo:background-color="#ffff00" fo:border-left="0.002cm solid #000000" fo:border-right="0.002cm solid #000000" fo:border-top="none"/>
      <style:text-properties fo:color="#000000"/>
    </style:style>
    <style:style style:name="ce57" style:family="table-cell" style:parent-style-name="Default">
      <style:table-cell-properties fo:border-bottom="none" fo:wrap-option="wrap" fo:border-left="0.002cm solid #000000" fo:border-right="0.002cm solid #000000" fo:border-top="none"/>
      <style:text-properties fo:color="#0000ff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fo:border="0.002cm solid #000000"/>
      <style:text-properties fo:color="#008000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start" fo:margin-left="0cm"/>
      <style:text-properties fo:color="#0000ff"/>
    </style:style>
    <style:style style:name="ce61" style:family="table-cell" style:parent-style-name="Default">
      <style:table-cell-properties fo:border-bottom="0.002cm solid #000000" fo:border-left="none" fo:border-right="none" fo:border-top="0.002cm solid #000000"/>
      <style:text-properties fo:color="#008000"/>
    </style:style>
    <style:style style:name="ce62" style:family="table-cell" style:parent-style-name="Default">
      <style:table-cell-properties fo:border="none"/>
      <style:text-properties fo:color="#000000"/>
    </style:style>
    <style:style style:name="ce63" style:family="table-cell" style:parent-style-name="Default">
      <style:table-cell-properties fo:border-bottom="0.002cm solid #000000" fo:border-left="none" fo:border-right="none" fo:border-top="none"/>
      <style:text-properties fo:color="#008000"/>
    </style:style>
    <style:style style:name="ce64" style:family="table-cell" style:parent-style-name="Default">
      <style:table-cell-properties fo:border="none"/>
      <style:text-properties fo:color="#008000"/>
    </style:style>
    <style:style style:name="ce65" style:family="table-cell" style:parent-style-name="Default">
      <style:table-cell-properties fo:border="0.002cm solid #000000"/>
      <style:text-properties fo:color="#008000"/>
    </style:style>
    <style:style style:name="ce66" style:family="table-cell" style:parent-style-name="Default">
      <style:table-cell-properties fo:background-color="transparent" fo:border="none"/>
      <style:text-properties fo:color="#008000"/>
    </style:style>
    <style:style style:name="ce67" style:family="table-cell" style:parent-style-name="Default">
      <style:table-cell-properties fo:background-color="transparent" fo:border="0.002cm solid #000000"/>
      <style:text-properties fo:color="#008000"/>
    </style:style>
    <style:style style:name="ce68" style:family="table-cell" style:parent-style-name="Default">
      <style:table-cell-properties fo:background-color="transparent" fo:border="0.002cm solid #000000"/>
      <style:text-properties fo:color="#c0c0c0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ff"/>
    </style:style>
    <style:style style:name="ce7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color="#0000ff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color="#0000ff"/>
    </style:style>
    <style:style style:name="ce7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color="#c0c0c0"/>
    </style:style>
    <style:style style:name="ce74" style:family="table-cell" style:parent-style-name="Default">
      <style:table-cell-properties fo:border-bottom="0.002cm solid #000000" fo:border-left="0.002cm solid #000000" fo:border-right="none" fo:border-top="0.002cm solid #000000"/>
      <style:text-properties fo:color="#008000"/>
    </style:style>
    <style:style style:name="ce75" style:family="table-cell" style:parent-style-name="Default">
      <style:table-cell-properties fo:border-bottom="none" fo:border-left="0.002cm solid #000000" fo:border-right="none" fo:border-top="none"/>
      <style:text-properties fo:color="#008000"/>
    </style:style>
    <style:style style:name="ce76" style:family="table-cell" style:parent-style-name="Default">
      <style:table-cell-properties fo:border-bottom="0.002cm solid #000000" fo:border-left="0.002cm solid #000000" fo:border-right="none" fo:border-top="none"/>
      <style:text-properties fo:color="#008000"/>
    </style:style>
    <style:style style:name="ce7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008000"/>
    </style:style>
    <style:style style:name="ce7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color="#008000"/>
    </style:style>
    <style:style style:name="ce79" style:family="table-cell" style:parent-style-name="Default">
      <style:table-cell-properties fo:border-bottom="0.002cm solid #000000" fo:border-left="none" fo:border-right="none" fo:border-top="0.002cm solid #000000"/>
    </style:style>
    <style:style style:name="ce80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fo:color="#c0c0c0"/>
    </style:style>
    <style:style style:name="ce81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fo:color="#0000ff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c0c0c0"/>
    </style:style>
    <style:style style:name="ce8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color="#c0c0c0"/>
    </style:style>
    <style:style style:name="ce8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color="#ff0000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/>
    </style:style>
    <style:style style:name="ce8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fo:color="#0000ff"/>
    </style:style>
    <style:style style:name="ce8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fo:color="#0000ff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91" style:family="table-cell" style:parent-style-name="Default">
      <style:table-cell-properties fo:border-bottom="none" fo:border-left="none" fo:border-right="none" fo:border-top="0.002cm solid #000000"/>
    </style:style>
    <style:style style:name="ce92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c0c0c0"/>
    </style:style>
    <style:style style:name="ce93" style:family="table-cell" style:parent-style-name="Default">
      <style:table-cell-properties fo:border="none"/>
    </style:style>
    <style:style style:name="ce94" style:family="table-cell" style:parent-style-name="Default">
      <style:table-cell-properties fo:border-bottom="0.002cm solid #000000" fo:border-left="none" fo:border-right="none" fo:border-top="none"/>
    </style:style>
    <style:style style:name="ce95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c0c0c0"/>
    </style:style>
    <style:style style:name="ce96" style:family="table-cell" style:parent-style-name="Default">
      <style:table-cell-properties fo:border-bottom="none" fo:border-left="none" fo:border-right="none" fo:border-top="0.002cm solid #000000"/>
      <style:text-properties fo:color="#c0c0c0"/>
    </style:style>
    <style:style style:name="ce97" style:family="table-cell" style:parent-style-name="Default">
      <style:table-cell-properties fo:border-bottom="none" fo:border-left="none" fo:border-right="none" fo:border-top="0.002cm solid #000000"/>
      <style:text-properties fo:color="#000000" fo:font-style="italic" style:font-style-asian="italic" style:font-style-complex="italic"/>
    </style:style>
    <style:style style:name="ce98" style:family="table-cell" style:parent-style-name="Default">
      <style:table-cell-properties fo:border-bottom="none" fo:border-left="none" fo:border-right="none" fo:border-top="0.002cm solid #000000"/>
      <style:text-properties fo:font-style="italic" style:font-style-asian="italic" style:font-style-complex="italic"/>
    </style:style>
    <style:style style:name="ce99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100" style:family="table-cell" style:parent-style-name="Default">
      <style:table-cell-properties fo:border-bottom="0.002cm solid #000000" fo:border-left="none" fo:border-right="none" fo:border-top="none"/>
      <style:text-properties fo:font-style="italic" style:font-style-asian="italic" style:font-style-complex="italic"/>
    </style:style>
    <style:style style:name="ce101" style:family="table-cell" style:parent-style-name="Default">
      <style:table-cell-properties fo:border-bottom="0.002cm solid #000000" fo:border-left="none" fo:border-right="none" fo:border-top="none"/>
      <style:text-properties fo:color="#c0c0c0"/>
    </style:style>
    <style:style style:name="ce102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c0c0c0" fo:font-style="italic" style:font-style-asian="italic" style:font-style-complex="italic"/>
    </style:style>
    <style:style style:name="ce103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c0c0c0" fo:font-style="italic" style:font-style-asian="italic" style:font-style-complex="italic"/>
    </style:style>
    <style:style style:name="ce104" style:family="table-cell" style:parent-style-name="Default">
      <style:table-cell-properties fo:border="none"/>
      <style:text-properties fo:color="#c0c0c0" fo:font-style="italic" style:font-style-asian="italic" style:font-style-complex="italic"/>
    </style:style>
    <style:style style:name="ce105" style:family="table-cell" style:parent-style-name="Default">
      <style:table-cell-properties fo:border-bottom="none" fo:border-left="none" fo:border-right="none" fo:border-top="0.002cm solid #000000"/>
      <style:text-properties fo:color="#c0c0c0" fo:font-style="italic" style:font-style-asian="italic" style:font-style-complex="italic"/>
    </style:style>
    <style:style style:name="ce106" style:family="table-cell" style:parent-style-name="Default">
      <style:table-cell-properties fo:border-bottom="0.002cm solid #000000" fo:border-left="none" fo:border-right="none" fo:border-top="none"/>
      <style:text-properties fo:color="#c0c0c0" fo:font-style="italic" style:font-style-asian="italic" style:font-style-complex="italic"/>
    </style:style>
    <style:style style:name="ce10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10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10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</style:style>
    <style:style style:name="ce11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fo:color="#c0c0c0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start" fo:margin-left="0cm"/>
      <style:text-properties fo:color="#c0c0c0"/>
    </style:style>
    <style:style style:name="ce112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start" fo:margin-left="0cm"/>
      <style:text-properties fo:color="#c0c0c0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fo:color="#c0c0c0"/>
    </style:style>
    <style:style style:name="ce11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fo:color="#c0c0c0"/>
    </style:style>
    <style:style style:name="ce115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start" fo:margin-left="0cm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start" fo:margin-left="0cm"/>
    </style:style>
    <style:style style:name="ce11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fo:color="#ff0000"/>
    </style:style>
    <style:style style:name="ce118" style:family="table-cell" style:parent-style-name="Default">
      <style:table-cell-properties fo:background-color="#c0c0c0"/>
    </style:style>
    <style:style style:name="ce119" style:family="table-cell" style:parent-style-name="Default">
      <style:table-cell-properties fo:background-color="transparent"/>
    </style:style>
    <style:style style:name="ce120" style:family="table-cell" style:parent-style-name="Default">
      <style:table-cell-properties fo:background-color="#808080"/>
    </style:style>
    <style:style style:name="T1" style:family="text">
      <style:text-properties fo:color="#000000"/>
    </style:style>
    <style:style style:name="T2" style:family="text">
      <style:text-properties fo:color="#b3b3b3"/>
    </style:style>
    <style:style style:name="T3" style:family="text">
      <style:text-properties fo:color="#008000"/>
    </style:style>
    <style:style style:name="T4" style:family="text">
      <style:text-properties fo:color="#ff00ff"/>
    </style:style>
    <style:style style:name="T5" style:family="text">
      <style:text-properties fo:color="#800080"/>
    </style:style>
    <style:style style:name="T6" style:family="text">
      <style:text-properties fo:color="#800080" style:font-name="Consolas" fo:font-size="9.5pt" style:font-name-asian="Consolas" style:font-size-asian="9.5pt" style:font-name-complex="Consolas" style:font-size-complex="5.40000009536743pt"/>
    </style:style>
    <style:style style:name="T7" style:family="text">
      <style:text-properties fo:color="#0000ff"/>
    </style:style>
    <style:style style:name="T8" style:family="text">
      <style:text-properties fo:color="#c0c0c0" fo:font-weight="bold" style:font-weight-asian="bold" style:font-weight-complex="bold"/>
    </style:style>
    <style:style style:name="T9" style:family="text">
      <style:text-properties fo:color="#c0c0c0"/>
    </style:style>
    <style:style style:name="T10" style:family="text">
      <style:text-properties fo:color="#ff0000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none" fo:font-weight="normal" style:font-weight-asian="normal" style:font-weight-complex="normal"/>
    </style:style>
  </office:automatic-styles>
  <office:body>
    <office:spreadsheet>
      <table:table table:name="Структура пакетов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4" table:number-rows-spanned="1">
            <text:p>Любая команда ПК имеет вид:</text:p>
          </table:table-cell>
          <table:covered-table-cell/>
          <table:covered-table-cell table:style-name="ce1"/>
          <table:covered-table-cell/>
          <table:table-cell table:style-name="ce5" office:value-type="string" table:number-columns-spanned="3" table:number-rows-spanned="1">
            <text:p>&lt;KEY&gt;&lt;command&gt;&lt;data&gt;&lt;CS&gt;&lt;LOCK&gt;</text:p>
          </table:table-cell>
          <table:covered-table-cell table:number-columns-repeated="2" table:style-name="ce1"/>
          <table:table-cell table:style-name="ce1" office:value-type="string">
            <text:p>До 10 байт</text:p>
          </table:table-cell>
        </table:table-row>
        <table:table-row table:style-name="ro1">
          <table:table-cell/>
          <table:table-cell table:style-name="ce1" office:value-type="string" table:number-columns-spanned="4" table:number-rows-spanned="1">
            <text:p>Любой ответ МК имеет вид:</text:p>
          </table:table-cell>
          <table:covered-table-cell/>
          <table:covered-table-cell table:style-name="ce1"/>
          <table:covered-table-cell/>
          <table:table-cell table:style-name="ce2" office:value-type="string" table:number-columns-spanned="3" table:number-rows-spanned="1">
            <text:p>&lt;KEY&gt;&lt;response&gt;&lt;data&gt;&lt;CS&gt;&lt;LOCK&gt;</text:p>
          </table:table-cell>
          <table:covered-table-cell table:number-columns-repeated="2" table:style-name="ce1"/>
          <table:table-cell table:style-name="ce1" office:value-type="string">
            <text:p>Любого размера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Блок</text:p>
          </table:table-cell>
          <table:table-cell office:value-type="string">
            <text:p>Кол. Байт</text:p>
          </table:table-cell>
          <table:table-cell table:style-name="ce1" office:value-type="string">
            <text:p>Число</text:p>
          </table:table-cell>
          <table:table-cell office:value-type="string">
            <text:p>Символ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KEY&gt;</text:p>
          </table:table-cell>
          <table:table-cell office:value-type="float" office:value="1">
            <text:p>1</text:p>
          </table:table-cell>
          <table:table-cell table:style-name="ce2" office:value-type="float" office:value="58">
            <text:p>58</text:p>
          </table:table-cell>
          <table:table-cell table:style-name="ce5" office:value-type="string">
            <text:p>: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command&gt;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any</text:p>
          </table:table-cell>
          <table:table-cell table:style-name="ce6" office:value-type="string">
            <text:p>an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data&gt;</text:p>
          </table:table-cell>
          <table:table-cell table:number-columns-repeated="2" table:style-name="ce4" office:value-type="string">
            <text:p>any</text:p>
          </table:table-cell>
          <table:table-cell table:style-name="ce6" office:value-type="string">
            <text:p>an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CS&gt;</text:p>
          </table:table-cell>
          <table:table-cell office:value-type="float" office:value="1">
            <text:p>1</text:p>
          </table:table-cell>
          <table:table-cell table:style-name="ce1" office:value-type="string" table:number-columns-spanned="2" table:number-rows-spanned="1">
            <text:p>256 - &lt;command&gt; - &lt;data&gt;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>
            <text:p>&lt;LOCK&gt;</text:p>
          </table:table-cell>
          <table:table-cell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\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response&gt;</text:p>
          </table:table-cell>
          <table:table-cell office:value-type="float" office:value="1">
            <text:p>1</text:p>
          </table:table-cell>
          <table:table-cell table:style-name="ce1" office:value-type="string" table:number-columns-spanned="2" table:number-rows-spanned="1">
            <text:p>&lt;command&gt; или &lt;ErrorToken&gt;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>
            <text:p>&lt;ErrorTocken&gt;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5"/>
        </table:table-row>
      </table:table>
      <table:table table:name="Команды" table:style-name="ta1" table:print="false">
        <table:table-column table:style-name="co16" table:default-cell-style-name="Default"/>
        <table:table-column table:style-name="co17" table:default-cell-style-name="ce9"/>
        <table:table-column table:style-name="co18" table:default-cell-style-name="ce24"/>
        <table:table-column table:style-name="co26" table:default-cell-style-name="ce24"/>
        <table:table-column table:style-name="co27" table:default-cell-style-name="ce48"/>
        <table:table-column table:style-name="co28" table:default-cell-style-name="ce24"/>
        <table:table-column table:style-name="co29" table:default-cell-style-name="ce24"/>
        <table:table-column table:style-name="co30" table:default-cell-style-name="ce43"/>
        <table:table-column table:style-name="co31" table:default-cell-style-name="ce25"/>
        <table:table-column table:style-name="co32" table:default-cell-style-name="ce43"/>
        <table:table-column table:style-name="co6" table:number-columns-repeated="1014" table:default-cell-style-name="Default"/>
        <table:table-row table:style-name="ro1">
          <table:table-cell/>
          <table:table-cell table:style-name="Default" table:number-columns-repeated="6"/>
          <table:table-cell table:style-name="ce2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string" table:number-columns-spanned="1" table:number-rows-spanned="3">
            <text:p>Код</text:p>
          </table:table-cell>
          <table:table-cell table:style-name="ce2" office:value-type="string" table:number-columns-spanned="5" table:number-rows-spanned="1">
            <text:p>Название</text:p>
          </table:table-cell>
          <table:covered-table-cell table:number-columns-repeated="4" table:style-name="ce2"/>
          <table:table-cell table:style-name="ce2" office:value-type="string" table:number-columns-spanned="2" table:number-rows-spanned="1">
            <text:p>Данные</text:p>
          </table:table-cell>
          <table:covered-table-cell table:style-name="ce2"/>
          <table:table-cell table:style-name="ce2" office:value-type="string" table:number-columns-spanned="1" table:number-rows-spanned="3">
            <text:p>Описание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2" office:value-type="string" table:number-columns-spanned="1" table:number-rows-spanned="2">
            <text:p>МК</text:p>
          </table:table-cell>
          <table:table-cell table:style-name="ce2" office:value-type="string" table:number-columns-spanned="3" table:number-rows-spanned="1">
            <text:p>ПК</text:p>
          </table:table-cell>
          <table:covered-table-cell table:style-name="ce2"/>
          <table:covered-table-cell table:style-name="ce8"/>
          <table:table-cell table:style-name="ce2" office:value-type="string" table:number-columns-spanned="1" table:number-rows-spanned="2">
            <text:p>Коротко</text:p>
          </table:table-cell>
          <table:table-cell table:style-name="ce2" office:value-type="string" table:number-columns-spanned="1" table:number-rows-spanned="2">
            <text:p>Посылаемые</text:p>
          </table:table-cell>
          <table:table-cell table:style-name="ce2" office:value-type="string" table:number-columns-spanned="1" table:number-rows-spanned="2">
            <text:p>Принимаемые</text:p>
          </table:table-cell>
          <table:covered-table-cell table:style-name="ce2"/>
          <table:table-cell table:number-columns-repeated="1014"/>
        </table:table-row>
        <table:table-row table:style-name="ro1">
          <table:table-cell/>
          <table:covered-table-cell table:number-columns-repeated="2" table:style-name="ce8"/>
          <table:table-cell table:style-name="ce8" office:value-type="string">
            <text:p>Тип</text:p>
          </table:table-cell>
          <table:table-cell table:style-name="ce8" office:value-type="string">
            <text:p>Имя</text:p>
          </table:table-cell>
          <table:table-cell table:style-name="ce8" office:value-type="string">
            <text:p>Перезагрузки</text:p>
          </table:table-cell>
          <table:covered-table-cell table:style-name="ce8"/>
          <table:covered-table-cell table:style-name="ce2"/>
          <table:covered-table-cell table:style-name="ce8"/>
          <table:covered-table-cell table:style-name="ce2"/>
          <table:table-cell table:number-columns-repeated="1014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23" office:value-type="string">
            <text:p>ErrorToken</text:p>
          </table:table-cell>
          <table:table-cell table:number-columns-repeated="3" table:style-name="ce23" office:value-type="string">
            <text:p>-</text:p>
          </table:table-cell>
          <table:table-cell table:style-name="ce23" office:value-type="string">
            <text:p>Метка ошибки</text:p>
          </table:table-cell>
          <table:table-cell office:value-type="string">
            <text:p>?</text:p>
          </table:table-cell>
          <table:table-cell table:style-name="ce15" office:value-type="string">
            <text:p>2 байта</text:p>
          </table:table-cell>
          <table:table-cell office:value-type="string">
            <text:p>Отклик МК, означающий, что следующие данные содержат информацию об ошибке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C_get_Version</text:p>
          </table:table-cell>
          <table:table-cell office:value-type="string">
            <text:p>byte</text:p>
          </table:table-cell>
          <table:table-cell table:style-name="ce47" office:value-type="string">
            <text:p>getVersion</text:p>
          </table:table-cell>
          <table:table-cell office:value-type="string">
            <text:p>-</text:p>
          </table:table-cell>
          <table:table-cell office:value-type="string">
            <text:p>Запросить версию прошивки МК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версию прошивки МК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C_get_Birthday</text:p>
          </table:table-cell>
          <table:table-cell office:value-type="string">
            <text:p>string</text:p>
          </table:table-cell>
          <table:table-cell table:style-name="ce47" office:value-type="string">
            <text:p>getBirthday</text:p>
          </table:table-cell>
          <table:table-cell office:value-type="string">
            <text:p>-</text:p>
          </table:table-cell>
          <table:table-cell office:value-type="string">
            <text:p>Запросить дату создания прошивки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дату создания прошивки МК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C_get_CPUfreq</text:p>
          </table:table-cell>
          <table:table-cell office:value-type="string">
            <text:p>string</text:p>
          </table:table-cell>
          <table:table-cell table:style-name="ce47" office:value-type="string">
            <text:p>getCPUfrequency</text:p>
          </table:table-cell>
          <table:table-cell office:value-type="string">
            <text:p>-</text:p>
          </table:table-cell>
          <table:table-cell office:value-type="string">
            <text:p>Запросить частоту МК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частоту процессора (не вычисляется)</text:p>
          </table:table-cell>
          <table:table-cell table:number-columns-repeated="1014"/>
        </table:table-row>
        <table:table-row table:style-name="ro1">
          <table:table-cell table:style-name="ce16"/>
          <table:table-cell table:style-name="ce20" office:value-type="float" office:value="4">
            <text:p>4</text:p>
          </table:table-cell>
          <table:table-cell table:style-name="ce26" office:value-type="string">
            <text:p>MC_reset</text:p>
          </table:table-cell>
          <table:table-cell table:style-name="ce26" office:value-type="string">
            <text:p>bool</text:p>
          </table:table-cell>
          <table:table-cell table:style-name="ce26" office:value-type="string">
            <text:p>reset</text:p>
          </table:table-cell>
          <table:table-cell table:style-name="ce26"/>
          <table:table-cell table:style-name="ce26" office:value-type="string">
            <text:p>Перезагрузка МК</text:p>
          </table:table-cell>
          <table:table-cell table:style-name="ce45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45" office:value-type="string">
            <text:p>МК перезагружается [НЕ РАБОТАЕТ – ОТКЛЮЧЕНО]</text:p>
          </table:table-cell>
          <table:table-cell table:style-name="ce16" table:number-columns-repeated="1014"/>
        </table:table-row>
        <table:table-row table:style-name="ro1">
          <table:table-cell table:style-name="ce16"/>
          <table:table-cell table:style-name="ce20" office:value-type="float" office:value="5">
            <text:p>5</text:p>
          </table:table-cell>
          <table:table-cell table:style-name="ce26" office:value-type="string">
            <text:p>MC_wait</text:p>
          </table:table-cell>
          <table:table-cell table:style-name="ce26" office:value-type="string">
            <text:p>void</text:p>
          </table:table-cell>
          <table:table-cell table:style-name="ce26" office:value-type="string">
            <text:p>setMCwait</text:p>
          </table:table-cell>
          <table:table-cell table:style-name="ce26"/>
          <table:table-cell table:style-name="ce26" office:value-type="string">
            <text:p>Перевод в режим ожидания</text:p>
          </table:table-cell>
          <table:table-cell table:style-name="ce45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45" office:value-type="string">
            <text:p>Переводит МК в режим ожидания [НЕ РАБОТАЕТ – ОТКЛЮЧЕНО]</text:p>
          </table:table-cell>
          <table:table-cell table:style-name="ce16"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checkCommandStack</text:p>
          </table:table-cell>
          <table:table-cell office:value-type="string">
            <text:p>bool</text:p>
          </table:table-cell>
          <table:table-cell table:style-name="ce47" office:value-type="string">
            <text:p>checkCommandStack</text:p>
          </table:table-cell>
          <table:table-cell office:value-type="string">
            <text:p>-</text:p>
          </table:table-cell>
          <table:table-cell office:value-type="string">
            <text:p>Проверить стек команд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CommandStack (ПК и МК считают выполненные команды)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27" table:number-columns-repeated="5"/>
          <table:table-cell table:number-columns-repeated="1017"/>
        </table:table-row>
        <table:table-row table:style-name="ro2">
          <table:table-cell table:style-name="ce16"/>
          <table:table-cell table:style-name="ce20" office:value-type="float" office:value="10">
            <text:p>10</text:p>
          </table:table-cell>
          <table:table-cell table:style-name="ce26" office:value-type="string">
            <text:p>showMeByte</text:p>
          </table:table-cell>
          <table:table-cell table:style-name="ce26" office:value-type="string">
            <text:p>void</text:p>
          </table:table-cell>
          <table:table-cell table:style-name="ce26" office:value-type="string">
            <text:p>showMeByte(<text:span text:style-name="T1">BYTE</text:span>)</text:p>
          </table:table-cell>
          <table:table-cell table:style-name="ce26" office:value-type="string">
            <text:p>byte \ string \ uint</text:p>
          </table:table-cell>
          <table:table-cell table:style-name="ce26" office:value-type="string">
            <text:p>Показать байт на светодиодах</text:p>
          </table:table-cell>
          <table:table-cell table:style-name="ce45" office:value-type="string">
            <text:p>1 байт</text:p>
          </table:table-cell>
          <table:table-cell table:style-name="ce51" office:value-type="string">
            <text:p>-</text:p>
          </table:table-cell>
          <table:table-cell table:style-name="ce45" office:value-type="string">
            <text:p>МК показывает byte на светодиодах. <text:span text:style-name="T4">[ОТКЛИК ОТКЛЮЧЕН]</text:span></text:p>
          </table:table-cell>
          <table:table-cell table:style-name="ce16" table:number-columns-repeated="1014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32" office:value-type="string">
            <text:p>retransmitToTIC</text:p>
          </table:table-cell>
          <table:table-cell table:style-name="ce32" office:value-type="string">
            <text:p>void</text:p>
          </table:table-cell>
          <table:table-cell table:style-name="ce47" office:value-type="string">
            <text:p>sendToTIC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Ретранслировать команду на TIC</text:p>
          </table:table-cell>
          <table:table-cell table:style-name="ce44" office:value-type="string">
            <text:p>?</text:p>
          </table:table-cell>
          <table:table-cell table:style-name="ce52" office:value-type="string">
            <text:p>?</text:p>
          </table:table-cell>
          <table:table-cell table:style-name="ce44" office:value-type="string">
            <text:p>МК ретранслирует команду TIC'у, ивозвращает компьютеру ответ TIC'a [В РАЗРАБОТКЕ...]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7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LOCK</text:p>
          </table:table-cell>
          <table:table-cell office:value-type="string">
            <text:p>-</text:p>
          </table:table-cell>
          <table:table-cell table:style-name="ce24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Затвор</text:p>
          </table:table-cell>
          <table:table-cell table:number-columns-repeated="2" office:value-type="string">
            <text:p>-</text:p>
          </table:table-cell>
          <table:table-cell office:value-type="string">
            <text:p>\r' – Конец команды. Любая команда заканчивается этой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C_get_Status</text:p>
          </table:table-cell>
          <table:table-cell office:value-type="string">
            <text:p>byte</text:p>
          </table:table-cell>
          <table:table-cell table:style-name="ce47" office:value-type="string">
            <text:p>getStatus</text:p>
          </table:table-cell>
          <table:table-cell office:value-type="string">
            <text:p>-</text:p>
          </table:table-cell>
          <table:table-cell office:value-type="string">
            <text:p>Запросить состояние МК</text:p>
          </table:table-cell>
          <table:table-cell table:number-columns-repeated="2" office:value-type="string">
            <text:p>-</text:p>
          </table:table-cell>
          <table:table-cell office:value-type="string">
            <text:p>Возвращает код состояния МК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string">
            <text:p>RTC_set_Period</text:p>
          </table:table-cell>
          <table:table-cell office:value-type="string">
            <text:p>bool</text:p>
          </table:table-cell>
          <table:table-cell table:style-name="ce47" office:value-type="string">
            <text:p>COUNTERS.setMeasureTime(<text:span text:style-name="T1">MILLISECONDS</text:span>)</text:p>
          </table:table-cell>
          <table:table-cell office:value-type="string">
            <text:p>uint | string</text:p>
          </table:table-cell>
          <table:table-cell office:value-type="string">
            <text:p>Задать время измерения</text:p>
          </table:table-cell>
          <table:table-cell office:value-type="string">
            <text:p>2 байта</text:p>
          </table:table-cell>
          <table:table-cell table:style-name="ce53" office:value-type="string">
            <text:p>1 байт</text:p>
          </table:table-cell>
          <table:table-cell table:style-name="ce41" office:value-type="string">
            <text:p>Задаёт время измерения от 1мс до 2047с. Возвращает статус RTC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COUNTERS_start</text:p>
          </table:table-cell>
          <table:table-cell office:value-type="string">
            <text:p>bool</text:p>
          </table:table-cell>
          <table:table-cell table:style-name="ce47" office:value-type="string">
            <text:p>COUNTERS.startMeasure</text:p>
          </table:table-cell>
          <table:table-cell office:value-type="string">
            <text:p>-</text:p>
          </table:table-cell>
          <table:table-cell office:value-type="string">
            <text:p>Начать счёт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Счётчики начинаю считать импульсы, а RTC – время. Возвращает статус</text:p>
          </table:table-cell>
          <table:table-cell table:number-columns-repeated="1014"/>
        </table:table-row>
        <table:table-row table:style-name="ro1">
          <table:table-cell table:style-name="ce17"/>
          <table:table-cell office:value-type="float" office:value="32">
            <text:p>32</text:p>
          </table:table-cell>
          <table:table-cell office:value-type="string">
            <text:p>COUNTERS_get_Count</text:p>
          </table:table-cell>
          <table:table-cell table:style-name="ce33" office:value-type="string">
            <text:p>string</text:p>
          </table:table-cell>
          <table:table-cell table:style-name="ce47" office:value-type="string">
            <text:p>COUNTERS.getResults</text:p>
          </table:table-cell>
          <table:table-cell office:value-type="string">
            <text:p>-</text:p>
          </table:table-cell>
          <table:table-cell office:value-type="string">
            <text:p>Запросить у счётчиков результаты</text:p>
          </table:table-cell>
          <table:table-cell office:value-type="string">
            <text:p>-</text:p>
          </table:table-cell>
          <table:table-cell table:style-name="ce53" office:value-type="string">
            <text:p>15 байт</text:p>
          </table:table-cell>
          <table:table-cell office:value-type="string">
            <text:p>Запросить у счётчиков результаты и переполненность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COUNTERS_stop</text:p>
          </table:table-cell>
          <table:table-cell office:value-type="string">
            <text:p>bool</text:p>
          </table:table-cell>
          <table:table-cell table:style-name="ce47" office:value-type="string">
            <text:p>COUNTERS.stopMeasure</text:p>
          </table:table-cell>
          <table:table-cell/>
          <table:table-cell office:value-type="string">
            <text:p>Остановить счётчики</text:p>
          </table:table-cell>
          <table:table-cell table:number-columns-repeated="2" office:value-type="string">
            <text:p>-</text:p>
          </table:table-cell>
          <table:table-cell office:value-type="string">
            <text:p>Счётчики останавливаются, результаты сбрасываются. RTC останавливается и сбрасывается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string">
            <text:p>RTC_set_Prescaler</text:p>
          </table:table-cell>
          <table:table-cell office:value-type="string">
            <text:p>bool</text:p>
          </table:table-cell>
          <table:table-cell table:style-name="ce33" office:value-type="string">
            <text:p><text:span text:style-name="T2">COUNTERS.setPrescaler(</text:span><text:span text:style-name="T1">PRESCALER</text:span><text:span text:style-name="T2">)</text:span></text:p>
          </table:table-cell>
          <table:table-cell office:value-type="string">
            <text:p>ushort</text:p>
          </table:table-cell>
          <table:table-cell office:value-type="string">
            <text:p>Задать делитель RTC</text:p>
          </table:table-cell>
          <table:table-cell office:value-type="string">
            <text:p>1 байт</text:p>
          </table:table-cell>
          <table:table-cell office:value-type="string">
            <text:p>-</text:p>
          </table:table-cell>
          <table:table-cell office:value-type="string">
            <text:p>RTC устанавливает соответствующий делитель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string">
            <text:p>RTC_get_Status</text:p>
          </table:table-cell>
          <table:table-cell office:value-type="string">
            <text:p>string</text:p>
          </table:table-cell>
          <table:table-cell table:style-name="ce47" office:value-type="string">
            <text:p>COUNTERS.getStatus</text:p>
          </table:table-cell>
          <table:table-cell office:value-type="string">
            <text:p>-</text:p>
          </table:table-cell>
          <table:table-cell office:value-type="string">
            <text:p>Запросить статус RTC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статус RTC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6">
            <text:p>36</text:p>
          </table:table-cell>
          <table:table-cell table:style-name="ce33" office:value-type="string">
            <text:p>RTC_set_Delay</text:p>
          </table:table-cell>
          <table:table-cell table:style-name="ce33" office:value-type="string">
            <text:p>bool</text:p>
          </table:table-cell>
          <table:table-cell table:style-name="ce33" office:value-type="string">
            <text:p>COUNTERS.setDelay(MILLISECONDS)</text:p>
          </table:table-cell>
          <table:table-cell table:style-name="ce33" office:value-type="string">
            <text:p>uint | string</text:p>
          </table:table-cell>
          <table:table-cell table:style-name="ce33" office:value-type="string">
            <text:p>Задать время задержки</text:p>
          </table:table-cell>
          <table:table-cell table:style-name="ce50" office:value-type="string">
            <text:p>2 байт</text:p>
          </table:table-cell>
          <table:table-cell table:style-name="ce54" office:value-type="string">
            <text:p>-</text:p>
          </table:table-cell>
          <table:table-cell table:style-name="ce50" office:value-type="string">
            <text:p>Задаёт время задержки от 1мс до 2047с. Возвращает true – удалось, false – отмена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34" office:value-type="string">
            <text:p>RTC_startDelay</text:p>
          </table:table-cell>
          <table:table-cell table:style-name="ce38" office:value-type="string">
            <text:p>byte</text:p>
          </table:table-cell>
          <table:table-cell table:style-name="ce34" office:value-type="string">
            <text:p>COUNTERS.startDelay()</text:p>
          </table:table-cell>
          <table:table-cell table:style-name="ce38"/>
          <table:table-cell table:style-name="ce34" office:value-type="string">
            <text:p>Принудительно начать задержку (таймер)</text:p>
          </table:table-cell>
          <table:table-cell table:style-name="ce50" office:value-type="string">
            <text:p>-</text:p>
          </table:table-cell>
          <table:table-cell table:style-name="ce55" office:value-type="string">
            <text:p>1 байт</text:p>
          </table:table-cell>
          <table:table-cell table:style-name="ce50" office:value-type="string">
            <text:p>Принудительно начинает задержку, может работать как таймер.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35"/>
          <table:table-cell table:style-name="ce39"/>
          <table:table-cell table:style-name="ce35"/>
          <table:table-cell table:style-name="ce39"/>
          <table:table-cell table:style-name="ce35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35"/>
          <table:table-cell table:style-name="ce39"/>
          <table:table-cell table:style-name="ce35"/>
          <table:table-cell table:style-name="ce39"/>
          <table:table-cell table:style-name="ce35"/>
          <table:table-cell/>
          <table:table-cell table:style-name="Default"/>
          <table:table-cell table:number-columns-repeated="1015"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string">
            <text:p>DAC_set_Voltage</text:p>
          </table:table-cell>
          <table:table-cell office:value-type="string">
            <text:p>bool</text:p>
          </table:table-cell>
          <table:table-cell table:style-name="ce47" office:value-type="string">
            <text:p>DAC.setVoltage(<text:span text:style-name="T1">CHANNEL, VOLTAGE</text:span>)</text:p>
          </table:table-cell>
          <table:table-cell office:value-type="string">
            <text:p>byte,ushort | string,string| int,int</text:p>
          </table:table-cell>
          <table:table-cell office:value-type="string">
            <text:p>Задать DAC'у напряжение</text:p>
          </table:table-cell>
          <table:table-cell office:value-type="string">
            <text:p>2 байта</text:p>
          </table:table-cell>
          <table:table-cell office:value-type="string">
            <text:p>-</text:p>
          </table:table-cell>
          <table:table-cell office:value-type="string">
            <text:p>МК задаёт напряжение на определённом канале DAC'а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string">
            <text:p>ADC_get_Voltage</text:p>
          </table:table-cell>
          <table:table-cell office:value-type="string">
            <text:p>ushort</text:p>
          </table:table-cell>
          <table:table-cell table:style-name="ce24" office:value-type="string">
            <text:p><text:span text:style-name="T3">ADC.getVoltage(</text:span><text:span text:style-name="T1">CHANNEL</text:span><text:span text:style-name="T3">)</text:span></text:p>
          </table:table-cell>
          <table:table-cell office:value-type="string">
            <text:p>byte | int | string</text:p>
          </table:table-cell>
          <table:table-cell office:value-type="string">
            <text:p>Запросить у ADC напряжение</text:p>
          </table:table-cell>
          <table:table-cell table:number-columns-repeated="2" office:value-type="string">
            <text:p>2 байта</text:p>
          </table:table-cell>
          <table:table-cell office:value-type="string">
            <text:p>МК запрашивает данные у ADC об определённом канале, возвращает отклик и эти данные</text:p>
          </table:table-cell>
          <table:table-cell table:number-columns-repeated="1014"/>
        </table:table-row>
        <table:table-row table:style-name="ro2">
          <table:table-cell table:style-name="ce18"/>
          <table:table-cell table:style-name="ce21" office:value-type="float" office:value="42">
            <text:p>42</text:p>
          </table:table-cell>
          <table:table-cell table:style-name="ce36" office:value-type="string">
            <text:p>IonSource_EC_set_Voltage</text:p>
          </table:table-cell>
          <table:table-cell table:style-name="ce40" office:value-type="string">
            <text:p>bool</text:p>
          </table:table-cell>
          <table:table-cell table:style-name="ce18" office:value-type="string">
            <text:p><text:span text:style-name="T3">IonSource.EC.setVoltage(</text:span><text:span text:style-name="T1">VOLTAGE</text:span><text:span text:style-name="T3">)</text:span></text:p>
          </table:table-cell>
          <table:table-cell table:style-name="ce40" office:value-type="string">
            <text:p>ushort | string| int</text:p>
          </table:table-cell>
          <table:table-cell table:style-name="ce40" office:value-type="string">
            <text:p>Задать напряжение эмиссии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-</text:p>
          </table:table-cell>
          <table:table-cell table:style-name="ce41" office:value-type="string">
            <text:p>МК задаёт напряжение на DAC Ионного Источника на канал Эмиссии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43">
            <text:p>43</text:p>
          </table:table-cell>
          <table:table-cell table:style-name="ce36" office:value-type="string">
            <text:p>IonSource_Ion_set_Voltage</text:p>
          </table:table-cell>
          <table:table-cell table:style-name="ce40" office:value-type="string">
            <text:p>bool</text:p>
          </table:table-cell>
          <table:table-cell office:value-type="string">
            <text:p>IonSource.Ion.setVoltage(<text:span text:style-name="T1">VOLTAGE</text:span>)</text:p>
          </table:table-cell>
          <table:table-cell table:style-name="ce40" office:value-type="string">
            <text:p>ushort | string| int</text:p>
          </table:table-cell>
          <table:table-cell table:style-name="ce40" office:value-type="string">
            <text:p>Задать напряжение ионизации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-</text:p>
          </table:table-cell>
          <table:table-cell table:style-name="ce41" office:value-type="string">
            <text:p>МК задаёт напряжение на DAC Ионного Источника на канал Ионизации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44">
            <text:p>44</text:p>
          </table:table-cell>
          <table:table-cell table:style-name="ce36" office:value-type="string">
            <text:p>IonSource_F1_set_Voltage</text:p>
          </table:table-cell>
          <table:table-cell table:style-name="ce40" office:value-type="string">
            <text:p>bool</text:p>
          </table:table-cell>
          <table:table-cell office:value-type="string">
            <text:p>IonSource.F1.setVoltage(<text:span text:style-name="T1">VOLTAGE</text:span>)</text:p>
          </table:table-cell>
          <table:table-cell table:style-name="ce40" office:value-type="string">
            <text:p>ushort | string| int</text:p>
          </table:table-cell>
          <table:table-cell table:style-name="ce40" office:value-type="string">
            <text:p>Задать напряжение фокусное 1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-</text:p>
          </table:table-cell>
          <table:table-cell table:style-name="ce41" office:value-type="string">
            <text:p>МК задаёт напряжение на DAC Ионного Источника на канал F1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45">
            <text:p>45</text:p>
          </table:table-cell>
          <table:table-cell table:style-name="ce36" office:value-type="string">
            <text:p>IonSource_F2_set_Voltage</text:p>
          </table:table-cell>
          <table:table-cell table:style-name="ce40" office:value-type="string">
            <text:p>bool</text:p>
          </table:table-cell>
          <table:table-cell office:value-type="string">
            <text:p>IonSource.F2.setVoltage(<text:span text:style-name="T1">VOLTAGE</text:span>)</text:p>
          </table:table-cell>
          <table:table-cell table:style-name="ce40" office:value-type="string">
            <text:p>ushort | string| int</text:p>
          </table:table-cell>
          <table:table-cell table:style-name="ce40" office:value-type="string">
            <text:p>Задать напряжение фокусное 2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-</text:p>
          </table:table-cell>
          <table:table-cell table:style-name="ce41" office:value-type="string">
            <text:p>МК задаёт напряжение на DAC Ионного Источника на канал F2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46">
            <text:p>46</text:p>
          </table:table-cell>
          <table:table-cell table:style-name="ce36" office:value-type="string">
            <text:p>Detector_DV1_set_Voltage</text:p>
          </table:table-cell>
          <table:table-cell table:style-name="ce40" office:value-type="string">
            <text:p>bool</text:p>
          </table:table-cell>
          <table:table-cell office:value-type="string">
            <text:p>Detector.DV1.setVoltage(<text:span text:style-name="T1">VOLTAGE</text:span>)</text:p>
          </table:table-cell>
          <table:table-cell table:style-name="ce40" office:value-type="string">
            <text:p>ushort | string| int</text:p>
          </table:table-cell>
          <table:table-cell table:style-name="ce40" office:value-type="string">
            <text:p>Задать напряжение DV1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-</text:p>
          </table:table-cell>
          <table:table-cell table:style-name="ce41" office:value-type="string">
            <text:p>МК задаёт напряжение на DAC Детектора на канал DV1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47">
            <text:p>47</text:p>
          </table:table-cell>
          <table:table-cell table:style-name="ce36" office:value-type="string">
            <text:p>Detector_DV2_set_Voltage</text:p>
          </table:table-cell>
          <table:table-cell table:style-name="ce40" office:value-type="string">
            <text:p>bool</text:p>
          </table:table-cell>
          <table:table-cell office:value-type="string">
            <text:p>Detector.DV2.setVoltage(<text:span text:style-name="T1">VOLTAGE</text:span>)</text:p>
          </table:table-cell>
          <table:table-cell table:style-name="ce40" office:value-type="string">
            <text:p>ushort | string| int</text:p>
          </table:table-cell>
          <table:table-cell table:style-name="ce40" office:value-type="string">
            <text:p>Задать напряжение DV2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-</text:p>
          </table:table-cell>
          <table:table-cell table:style-name="ce41" office:value-type="string">
            <text:p>МК задаёт напряжение на DAC Детектора на канал DV2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48">
            <text:p>48</text:p>
          </table:table-cell>
          <table:table-cell table:style-name="ce36" office:value-type="string">
            <text:p>Detector_DV3_set_Voltage</text:p>
          </table:table-cell>
          <table:table-cell table:style-name="ce40" office:value-type="string">
            <text:p>bool</text:p>
          </table:table-cell>
          <table:table-cell office:value-type="string">
            <text:p>Detector.DV3.setVoltage(<text:span text:style-name="T1">VOLTAGE</text:span>)</text:p>
          </table:table-cell>
          <table:table-cell table:style-name="ce40" office:value-type="string">
            <text:p>ushort | string| int</text:p>
          </table:table-cell>
          <table:table-cell table:style-name="ce40" office:value-type="string">
            <text:p>Задать напряжение DV3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-</text:p>
          </table:table-cell>
          <table:table-cell table:style-name="ce41" office:value-type="string">
            <text:p>МК задаёт напряжение на DAC Детектора на канал DV3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49">
            <text:p>49</text:p>
          </table:table-cell>
          <table:table-cell table:style-name="ce36" office:value-type="string">
            <text:p>Inlet_set_Voltage</text:p>
          </table:table-cell>
          <table:table-cell table:style-name="ce40" office:value-type="string">
            <text:p>bool</text:p>
          </table:table-cell>
          <table:table-cell office:value-type="string">
            <text:p>Inlet.setVoltage<text:span text:style-name="T1">VOLTAGE</text:span>()</text:p>
          </table:table-cell>
          <table:table-cell table:style-name="ce40" office:value-type="string">
            <text:p>ushort | string| int</text:p>
          </table:table-cell>
          <table:table-cell table:style-name="ce40" office:value-type="string">
            <text:p>Задать напряжение натекателя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-</text:p>
          </table:table-cell>
          <table:table-cell table:style-name="ce41" office:value-type="string">
            <text:p>МК задаёт напряжение на DAC Натекателя на канал Натекателя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50">
            <text:p>50</text:p>
          </table:table-cell>
          <table:table-cell table:style-name="ce36" office:value-type="string">
            <text:p>Heater_set_Voltage</text:p>
          </table:table-cell>
          <table:table-cell table:style-name="ce40" office:value-type="string">
            <text:p>bool</text:p>
          </table:table-cell>
          <table:table-cell office:value-type="string">
            <text:p>Heater.setVoltage(<text:span text:style-name="T1">VOLTAGE</text:span>)</text:p>
          </table:table-cell>
          <table:table-cell table:style-name="ce40" office:value-type="string">
            <text:p>ushort | string| int</text:p>
          </table:table-cell>
          <table:table-cell table:style-name="ce40" office:value-type="string">
            <text:p>Задать напряжение нагревателя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-</text:p>
          </table:table-cell>
          <table:table-cell table:style-name="ce41" office:value-type="string">
            <text:p>МК задаёт напряжение на DAC Натекателя на канал Нагревателя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51">
            <text:p>51</text:p>
          </table:table-cell>
          <table:table-cell table:style-name="ce36" office:value-type="string">
            <text:p>Scaner_Parent_set_Voltage</text:p>
          </table:table-cell>
          <table:table-cell table:style-name="ce40" office:value-type="string">
            <text:p>bool</text:p>
          </table:table-cell>
          <table:table-cell office:value-type="string">
            <text:p>Scaner.ParentScan.setVoltage(<text:span text:style-name="T1">VOLTAGE</text:span>)</text:p>
          </table:table-cell>
          <table:table-cell table:style-name="ce40" office:value-type="string">
            <text:p>ushort | string| int</text:p>
          </table:table-cell>
          <table:table-cell table:style-name="ce40" office:value-type="string">
            <text:p>Задать родительское напряжение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-</text:p>
          </table:table-cell>
          <table:table-cell table:style-name="ce41" office:value-type="string">
            <text:p>МК задаёт напряжение на DAC Сканера на канал Родительского напряжения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52">
            <text:p>52</text:p>
          </table:table-cell>
          <table:table-cell table:style-name="ce36" office:value-type="string">
            <text:p>Scaner_Scan_set_Voltage</text:p>
          </table:table-cell>
          <table:table-cell table:style-name="ce40" office:value-type="string">
            <text:p>bool</text:p>
          </table:table-cell>
          <table:table-cell office:value-type="string">
            <text:p>Scaner.Scan.setVoltage(<text:span text:style-name="T1">VOLTAGE</text:span>)</text:p>
          </table:table-cell>
          <table:table-cell table:style-name="ce40" office:value-type="string">
            <text:p>ushort | string| int</text:p>
          </table:table-cell>
          <table:table-cell table:style-name="ce40" office:value-type="string">
            <text:p>Задать сканирующее напряжение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-</text:p>
          </table:table-cell>
          <table:table-cell table:style-name="ce41" office:value-type="string">
            <text:p>МК задаёт напряжение на DAC Сканера на канал Сканирующего напряжения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53">
            <text:p>53</text:p>
          </table:table-cell>
          <table:table-cell table:style-name="ce36" office:value-type="string">
            <text:p>Condensator_set_Voltage</text:p>
          </table:table-cell>
          <table:table-cell table:style-name="ce40" office:value-type="string">
            <text:p>bool</text:p>
          </table:table-cell>
          <table:table-cell office:value-type="string">
            <text:p>Condensator.setVoltage(<text:span text:style-name="T1">VOLTAGE</text:span>)</text:p>
          </table:table-cell>
          <table:table-cell table:style-name="ce40" office:value-type="string">
            <text:p>ushort | string| int</text:p>
          </table:table-cell>
          <table:table-cell table:style-name="ce40" office:value-type="string">
            <text:p>Задать напряжение конденсатора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-</text:p>
          </table:table-cell>
          <table:table-cell table:style-name="ce41" office:value-type="string">
            <text:p>МК задаёт напряжение на DAC Конденсатора на канал единственный используемый канал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54">
            <text:p>54</text:p>
          </table:table-cell>
          <table:table-cell table:style-name="ce18"/>
          <table:table-cell table:style-name="ce41"/>
          <table:table-cell table:style-name="ce18"/>
          <table:table-cell table:style-name="ce41"/>
          <table:table-cell table:style-name="ce18"/>
          <table:table-cell table:style-name="ce41"/>
          <table:table-cell table:style-name="ce18"/>
          <table:table-cell table:style-name="ce41"/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55">
            <text:p>55</text:p>
          </table:table-cell>
          <table:table-cell table:style-name="ce18"/>
          <table:table-cell table:style-name="ce41"/>
          <table:table-cell table:style-name="ce18"/>
          <table:table-cell table:style-name="ce41"/>
          <table:table-cell table:style-name="ce18"/>
          <table:table-cell table:style-name="ce41"/>
          <table:table-cell table:style-name="ce18"/>
          <table:table-cell table:style-name="ce41"/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56">
            <text:p>56</text:p>
          </table:table-cell>
          <table:table-cell table:style-name="ce18"/>
          <table:table-cell table:style-name="ce41"/>
          <table:table-cell table:style-name="ce18"/>
          <table:table-cell table:style-name="ce41"/>
          <table:table-cell table:style-name="ce18"/>
          <table:table-cell table:style-name="ce41"/>
          <table:table-cell table:style-name="ce18"/>
          <table:table-cell table:style-name="ce41"/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57">
            <text:p>57</text:p>
          </table:table-cell>
          <table:table-cell table:style-name="ce18"/>
          <table:table-cell table:style-name="ce41"/>
          <table:table-cell table:style-name="ce18"/>
          <table:table-cell table:style-name="ce41"/>
          <table:table-cell table:style-name="ce18"/>
          <table:table-cell table:style-name="ce41"/>
          <table:table-cell table:style-name="ce18"/>
          <table:table-cell table:style-name="ce41"/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58">
            <text:p>58</text:p>
          </table:table-cell>
          <table:table-cell table:style-name="ce36" office:value-type="string">
            <text:p>KEY</text:p>
          </table:table-cell>
          <table:table-cell table:style-name="ce42" office:value-type="string">
            <text:p>-</text:p>
          </table:table-cell>
          <table:table-cell table:style-name="ce36" office:value-type="string">
            <text:p>-</text:p>
          </table:table-cell>
          <table:table-cell table:style-name="ce42" office:value-type="string">
            <text:p>-</text:p>
          </table:table-cell>
          <table:table-cell table:style-name="ce36" office:value-type="string">
            <text:p>Ключ</text:p>
          </table:table-cell>
          <table:table-cell table:style-name="ce41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41" office:value-type="string">
            <text:p>:' - Начало команды. Любая команда начинается с этой.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59">
            <text:p>59</text:p>
          </table:table-cell>
          <table:table-cell table:style-name="ce18"/>
          <table:table-cell table:style-name="ce41"/>
          <table:table-cell table:style-name="ce18"/>
          <table:table-cell table:style-name="ce41"/>
          <table:table-cell table:style-name="ce18"/>
          <table:table-cell table:style-name="ce41"/>
          <table:table-cell table:style-name="ce18"/>
          <table:table-cell table:style-name="ce41"/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60">
            <text:p>60</text:p>
          </table:table-cell>
          <table:table-cell table:style-name="ce36" office:value-type="string">
            <text:p>IonSource_EC_get_Voltage</text:p>
          </table:table-cell>
          <table:table-cell table:style-name="ce40" office:value-type="string">
            <text:p>ushort</text:p>
          </table:table-cell>
          <table:table-cell office:value-type="string">
            <text:p>IonSource.EC.getVoltage</text:p>
          </table:table-cell>
          <table:table-cell table:style-name="ce41" office:value-type="string">
            <text:p>-</text:p>
          </table:table-cell>
          <table:table-cell table:style-name="ce40" office:value-type="string">
            <text:p>Запросить напряжение эмиссии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2 байта</text:p>
          </table:table-cell>
          <table:table-cell table:style-name="ce41" office:value-type="string">
            <text:p>МК возвращает напряжение DAC Ионного Источника на канале Эмиссии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61">
            <text:p>61</text:p>
          </table:table-cell>
          <table:table-cell table:style-name="ce36" office:value-type="string">
            <text:p>IonSource_Ion_get_Voltage</text:p>
          </table:table-cell>
          <table:table-cell table:style-name="ce40" office:value-type="string">
            <text:p>ushort</text:p>
          </table:table-cell>
          <table:table-cell office:value-type="string">
            <text:p>IonSource.Ion.getVoltage</text:p>
          </table:table-cell>
          <table:table-cell table:style-name="ce41" office:value-type="string">
            <text:p>-</text:p>
          </table:table-cell>
          <table:table-cell table:style-name="ce40" office:value-type="string">
            <text:p>Запросить напряжение ионизации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2 байта</text:p>
          </table:table-cell>
          <table:table-cell table:style-name="ce41" office:value-type="string">
            <text:p>МК возвращает напряжение DAC Ионного Источника на канале Ионизации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62">
            <text:p>62</text:p>
          </table:table-cell>
          <table:table-cell table:style-name="ce36" office:value-type="string">
            <text:p>IonSource_F1_get_Voltage</text:p>
          </table:table-cell>
          <table:table-cell table:style-name="ce40" office:value-type="string">
            <text:p>ushort</text:p>
          </table:table-cell>
          <table:table-cell office:value-type="string">
            <text:p>IonSource.F1.getVoltage</text:p>
          </table:table-cell>
          <table:table-cell table:style-name="ce41" office:value-type="string">
            <text:p>-</text:p>
          </table:table-cell>
          <table:table-cell table:style-name="ce40" office:value-type="string">
            <text:p>Запросить напряжение фокусное 1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2 байта</text:p>
          </table:table-cell>
          <table:table-cell table:style-name="ce41" office:value-type="string">
            <text:p>МК возвращает напряжение DAC Ионного Источника на канале F1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63">
            <text:p>63</text:p>
          </table:table-cell>
          <table:table-cell table:style-name="ce36" office:value-type="string">
            <text:p>IonSource_F2_get_Voltage</text:p>
          </table:table-cell>
          <table:table-cell table:style-name="ce40" office:value-type="string">
            <text:p>ushort</text:p>
          </table:table-cell>
          <table:table-cell office:value-type="string">
            <text:p>IonSource.F2.getVoltage</text:p>
          </table:table-cell>
          <table:table-cell table:style-name="ce41" office:value-type="string">
            <text:p>-</text:p>
          </table:table-cell>
          <table:table-cell table:style-name="ce40" office:value-type="string">
            <text:p>Запросить напряжение фокусное 2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2 байта</text:p>
          </table:table-cell>
          <table:table-cell table:style-name="ce41" office:value-type="string">
            <text:p>МК возвращает напряжение DAC Ионного Источника на канале F2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64">
            <text:p>64</text:p>
          </table:table-cell>
          <table:table-cell table:style-name="ce36" office:value-type="string">
            <text:p>Detector_DV1_get_Voltage</text:p>
          </table:table-cell>
          <table:table-cell table:style-name="ce40" office:value-type="string">
            <text:p>ushort</text:p>
          </table:table-cell>
          <table:table-cell office:value-type="string">
            <text:p>Detector.DV1.getVoltage</text:p>
          </table:table-cell>
          <table:table-cell table:style-name="ce41" office:value-type="string">
            <text:p>-</text:p>
          </table:table-cell>
          <table:table-cell table:style-name="ce40" office:value-type="string">
            <text:p>Запросить напряжение DV1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2 байта</text:p>
          </table:table-cell>
          <table:table-cell table:style-name="ce41" office:value-type="string">
            <text:p>МК возвращает напряжение DAC Детектора на канале DV1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65">
            <text:p>65</text:p>
          </table:table-cell>
          <table:table-cell table:style-name="ce36" office:value-type="string">
            <text:p>Detector_DV2_get_Voltage</text:p>
          </table:table-cell>
          <table:table-cell table:style-name="ce40" office:value-type="string">
            <text:p>ushort</text:p>
          </table:table-cell>
          <table:table-cell office:value-type="string">
            <text:p>Detector.DV2.getVoltage</text:p>
          </table:table-cell>
          <table:table-cell table:style-name="ce41" office:value-type="string">
            <text:p>-</text:p>
          </table:table-cell>
          <table:table-cell table:style-name="ce40" office:value-type="string">
            <text:p>Запросить напряжение DV2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2 байта</text:p>
          </table:table-cell>
          <table:table-cell table:style-name="ce41" office:value-type="string">
            <text:p>МК возвращает напряжение DAC Детектора на канале DV2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66">
            <text:p>66</text:p>
          </table:table-cell>
          <table:table-cell table:style-name="ce36" office:value-type="string">
            <text:p>Detector_DV3_get_Voltage</text:p>
          </table:table-cell>
          <table:table-cell table:style-name="ce40" office:value-type="string">
            <text:p>ushort</text:p>
          </table:table-cell>
          <table:table-cell office:value-type="string">
            <text:p>Detector.DV3.getVoltage</text:p>
          </table:table-cell>
          <table:table-cell table:style-name="ce41" office:value-type="string">
            <text:p>-</text:p>
          </table:table-cell>
          <table:table-cell table:style-name="ce40" office:value-type="string">
            <text:p>Запросить напряжение DV3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2 байта</text:p>
          </table:table-cell>
          <table:table-cell table:style-name="ce41" office:value-type="string">
            <text:p>МК возвращает напряжение DAC Детектора на канале DV3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67">
            <text:p>67</text:p>
          </table:table-cell>
          <table:table-cell table:style-name="ce36" office:value-type="string">
            <text:p>Inlet_get_Voltage</text:p>
          </table:table-cell>
          <table:table-cell table:style-name="ce40" office:value-type="string">
            <text:p>ushort</text:p>
          </table:table-cell>
          <table:table-cell office:value-type="string">
            <text:p>Inlet.getVoltage</text:p>
          </table:table-cell>
          <table:table-cell table:style-name="ce41" office:value-type="string">
            <text:p>-</text:p>
          </table:table-cell>
          <table:table-cell table:style-name="ce40" office:value-type="string">
            <text:p>Запросить напряжение натекателя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2 байта</text:p>
          </table:table-cell>
          <table:table-cell table:style-name="ce41" office:value-type="string">
            <text:p>МК возвращает напряжение DAC Натекателя на канале Натекателя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68">
            <text:p>68</text:p>
          </table:table-cell>
          <table:table-cell table:style-name="ce36" office:value-type="string">
            <text:p>Heater_get_Voltage</text:p>
          </table:table-cell>
          <table:table-cell table:style-name="ce40" office:value-type="string">
            <text:p>ushort</text:p>
          </table:table-cell>
          <table:table-cell office:value-type="string">
            <text:p>Heater.getVoltage</text:p>
          </table:table-cell>
          <table:table-cell table:style-name="ce41" office:value-type="string">
            <text:p>-</text:p>
          </table:table-cell>
          <table:table-cell table:style-name="ce40" office:value-type="string">
            <text:p>Запросить напряжение нагревателя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2 байта</text:p>
          </table:table-cell>
          <table:table-cell table:style-name="ce41" office:value-type="string">
            <text:p>МК возвращает напряжение DAC Натекателя на канале Нагревателя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70">
            <text:p>70</text:p>
          </table:table-cell>
          <table:table-cell table:style-name="ce36" office:value-type="string">
            <text:p>Scaner_MSV_get_Voltage</text:p>
          </table:table-cell>
          <table:table-cell table:style-name="ce40" office:value-type="string">
            <text:p>ushort</text:p>
          </table:table-cell>
          <table:table-cell table:style-name="ce49"/>
          <table:table-cell table:style-name="ce41" office:value-type="string">
            <text:p>-</text:p>
          </table:table-cell>
          <table:table-cell table:style-name="ce40" office:value-type="string">
            <text:p>Запросить напряжение у ADC на плате MSV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2 байта</text:p>
          </table:table-cell>
          <table:table-cell table:style-name="ce56" office:value-type="string">
            <text:p>МК возвращает напряжение</text:p>
          </table:table-cell>
          <table:table-cell table:style-name="ce18" table:number-columns-repeated="1014"/>
        </table:table-row>
        <table:table-row table:style-name="ro1">
          <table:table-cell/>
          <table:table-cell office:value-type="float" office:value="73">
            <text:p>73</text:p>
          </table:table-cell>
          <table:table-cell table:style-name="Default"/>
          <table:table-cell table:style-name="ce43"/>
          <table:table-cell table:style-name="Default"/>
          <table:table-cell table:style-name="ce43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4">
            <text:p>74</text:p>
          </table:table-cell>
          <table:table-cell table:style-name="Default"/>
          <table:table-cell table:style-name="ce43"/>
          <table:table-cell table:style-name="Default"/>
          <table:table-cell table:style-name="ce43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5">
            <text:p>75</text:p>
          </table:table-cell>
          <table:table-cell table:style-name="Default"/>
          <table:table-cell table:style-name="ce43"/>
          <table:table-cell table:style-name="Default"/>
          <table:table-cell table:style-name="ce43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6">
            <text:p>76</text:p>
          </table:table-cell>
          <table:table-cell table:style-name="Default"/>
          <table:table-cell table:style-name="ce43"/>
          <table:table-cell table:style-name="Default"/>
          <table:table-cell table:style-name="ce43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7">
            <text:p>77</text:p>
          </table:table-cell>
          <table:table-cell table:style-name="Default"/>
          <table:table-cell table:style-name="ce43"/>
          <table:table-cell table:style-name="Default"/>
          <table:table-cell table:style-name="ce43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8">
            <text:p>78</text:p>
          </table:table-cell>
          <table:table-cell table:style-name="Default"/>
          <table:table-cell table:style-name="ce43"/>
          <table:table-cell table:style-name="Default"/>
          <table:table-cell table:style-name="ce43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9">
            <text:p>79</text:p>
          </table:table-cell>
          <table:table-cell table:style-name="Default"/>
          <table:table-cell table:style-name="ce43"/>
          <table:table-cell table:style-name="Default"/>
          <table:table-cell table:style-name="ce43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3">
          <table:table-cell table:style-name="ce19"/>
          <table:table-cell table:style-name="ce22" office:value-type="float" office:value="80">
            <text:p>80</text:p>
          </table:table-cell>
          <table:table-cell table:style-name="ce19" office:value-type="string">
            <text:p>Flags_set</text:p>
          </table:table-cell>
          <table:table-cell table:style-name="ce44" office:value-type="string">
            <text:p>byte</text:p>
          </table:table-cell>
          <table:table-cell table:style-name="ce19" office:value-type="string">
            <text:p>.setFlags</text:p>
          </table:table-cell>
          <table:table-cell table:style-name="ce44" office:value-type="string">
            <text:p>byte</text:p>
          </table:table-cell>
          <table:table-cell table:style-name="ce19" office:value-type="string">
            <text:p>Устанавливаем флаги на пинах</text:p>
          </table:table-cell>
          <table:table-cell table:style-name="ce44" office:value-type="string">
            <text:p>1 байт</text:p>
          </table:table-cell>
          <table:table-cell table:style-name="ce19" office:value-type="string">
            <text:p>1 байт</text:p>
          </table:table-cell>
          <table:table-cell table:style-name="ce57" office:value-type="string">
            <text:p>Посылает на МК 8 бит: <text:span text:style-name="T5">&lt;Проверить\Установить</text:span><text:span text:style-name="T6">&gt;&lt;0&gt;</text:span> и 6 флагов <text:span text:style-name="T5">&lt;iHVE&gt;&lt;iEDCD&gt;&lt;SEMV1&gt;&lt;SEMV2&gt;&lt;SEMV3&gt;&lt;SPUMP&gt;</text:span><text:span text:style-name="T7">. МК возвращает флаги в том же порядке.</text:span></text:p>
          </table:table-cell>
          <table:table-cell table:style-name="ce19" table:number-columns-repeated="1014"/>
        </table:table-row>
        <table:table-row table:style-name="ro1">
          <table:table-cell/>
          <table:table-cell office:value-type="float" office:value="81">
            <text:p>81</text:p>
          </table:table-cell>
          <table:table-cell table:style-name="ce16"/>
          <table:table-cell table:style-name="ce45"/>
          <table:table-cell table:style-name="ce16"/>
          <table:table-cell table:style-name="ce45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2">
            <text:p>82</text:p>
          </table:table-cell>
          <table:table-cell table:style-name="ce16"/>
          <table:table-cell table:style-name="ce45"/>
          <table:table-cell table:style-name="ce16"/>
          <table:table-cell table:style-name="ce45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3">
            <text:p>83</text:p>
          </table:table-cell>
          <table:table-cell table:style-name="ce16"/>
          <table:table-cell table:style-name="ce45"/>
          <table:table-cell table:style-name="ce16"/>
          <table:table-cell table:style-name="ce45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4">
            <text:p>84</text:p>
          </table:table-cell>
          <table:table-cell table:style-name="ce16"/>
          <table:table-cell table:style-name="ce45"/>
          <table:table-cell table:style-name="ce16"/>
          <table:table-cell table:style-name="ce45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5">
            <text:p>85</text:p>
          </table:table-cell>
          <table:table-cell table:style-name="ce37"/>
          <table:table-cell table:style-name="ce46"/>
          <table:table-cell table:style-name="ce37"/>
          <table:table-cell table:style-name="ce46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6">
            <text:p>86</text:p>
          </table:table-cell>
          <table:table-cell table:style-name="Default"/>
          <table:table-cell table:style-name="ce43"/>
          <table:table-cell table:style-name="Default"/>
          <table:table-cell table:style-name="ce43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7">
            <text:p>87</text:p>
          </table:table-cell>
          <table:table-cell table:style-name="Default"/>
          <table:table-cell table:style-name="ce43"/>
          <table:table-cell table:style-name="Default"/>
          <table:table-cell table:style-name="ce43"/>
          <table:table-cell table:style-name="Default"/>
          <table:table-cell/>
          <table:table-cell table:style-name="Default"/>
          <table:table-cell table:number-columns-repeated="1015"/>
        </table:table-row>
      </table:table>
      <table:table table:name="Ошибки" table:style-name="ta1" table:print="false"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6" table:number-columns-repeated="1017" table:default-cell-style-name="ce28"/>
        <table:table-row table:style-name="ro1">
          <table:table-cell table:number-columns-repeated="1024"/>
        </table:table-row>
        <table:table-row table:style-name="ro1">
          <table:table-cell/>
          <table:table-cell table:style-name="ce29" office:value-type="string" table:number-columns-spanned="1" table:number-rows-spanned="2">
            <text:p>Код</text:p>
          </table:table-cell>
          <table:table-cell table:style-name="ce29" office:value-type="string" table:number-columns-spanned="1" table:number-rows-spanned="2">
            <text:p>Тип</text:p>
          </table:table-cell>
          <table:table-cell table:style-name="ce8" office:value-type="string" table:number-columns-spanned="2" table:number-rows-spanned="1">
            <text:p>Название</text:p>
          </table:table-cell>
          <table:covered-table-cell table:style-name="ce29"/>
          <table:table-cell table:style-name="ce29" office:value-type="string" table:number-columns-spanned="1" table:number-rows-spanned="2">
            <text:p>Описание</text:p>
          </table:table-cell>
          <table:table-cell table:style-name="ce29" office:value-type="string" table:number-columns-spanned="1" table:number-rows-spanned="2">
            <text:p>Заметки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8"/>
          <table:table-cell table:style-name="ce8" office:value-type="string">
            <text:p>MC</text:p>
          </table:table-cell>
          <table:table-cell table:style-name="ce8" office:value-type="string">
            <text:p>Ru</text:p>
          </table:table-cell>
          <table:covered-table-cell table:style-name="ce8"/>
          <table:covered-table-cell table:style-name="ce29"/>
          <table:table-cell table:number-columns-repeated="1017"/>
        </table:table-row>
        <table:table-row table:style-name="ro1">
          <table:table-cell/>
          <table:table-cell table:style-name="ce9" office:value-type="float" office:value="0">
            <text:p>0</text:p>
          </table:table-cell>
          <table:table-cell table:style-name="ce25" office:value-type="string">
            <text:p>Token</text:p>
          </table:table-cell>
          <table:table-cell table:style-name="ce25" office:value-type="string">
            <text:p>ERROR_Token</text:p>
          </table:table-cell>
          <table:table-cell table:style-name="ce30" office:value-type="string">
            <text:p>Метка ошибки</text:p>
          </table:table-cell>
          <table:table-cell table:style-name="ce15" office:value-type="string">
            <text:p>Метка ошибки присылается как отклик на команду, после идут данные об ошибк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1">
            <text:p>1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Decoder</text:p>
          </table:table-cell>
          <table:table-cell table:style-name="ce30" office:value-type="string">
            <text:p>Ошибка декодера (Команда)</text:p>
          </table:table-cell>
          <table:table-cell table:style-name="ce15" office:value-type="string">
            <text:p>МК не может интерпретировать команду. Такой команды не существует. 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2">
            <text:p>2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WhereIsKEY</text:p>
          </table:table-cell>
          <table:table-cell table:style-name="ce30" office:value-type="string">
            <text:p>Ошибка декодера (Ключ)</text:p>
          </table:table-cell>
          <table:table-cell table:style-name="ce15" office:value-type="string">
            <text:p>МК не обнаружил КЛЮЧ в полученной команд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3">
            <text:p>3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WhereIsLOCK</text:p>
          </table:table-cell>
          <table:table-cell table:style-name="ce30" office:value-type="string">
            <text:p>Ошибка декодера (Затвор)</text:p>
          </table:table-cell>
          <table:table-cell table:style-name="ce15" office:value-type="string">
            <text:p>МК не обнаружил ЗАТВОР в полученной команд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4">
            <text:p>4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CheckSum</text:p>
          </table:table-cell>
          <table:table-cell table:style-name="ce30" office:value-type="string">
            <text:p>Ошибка декодера (Контр.сумма)</text:p>
          </table:table-cell>
          <table:table-cell table:style-name="ce15" office:value-type="string">
            <text:p>Контрольная сумма полученной команды не совпадает с подсчитанной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5">
            <text:p>5</text:p>
          </table:table-cell>
          <table:table-cell table:style-name="ce25" office:value-type="string">
            <text:p>internal_error</text:p>
          </table:table-cell>
          <table:table-cell table:style-name="ce25" office:value-type="string">
            <text:p>ERROR_wrong_SPI_DEVICE_Number</text:p>
          </table:table-cell>
          <table:table-cell table:style-name="ce31" office:value-type="string">
            <text:p>Ошибка номера SPI устройства</text:p>
          </table:table-cell>
          <table:table-cell table:style-name="ce15" office:value-type="string">
            <text:p>МК было приказано обратиться к неизвестному SPI устройству. Не должна возникнуть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6">
            <text:p>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7">
            <text:p>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8">
            <text:p>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9">
            <text:p>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0">
            <text:p>1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1">
            <text:p>1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2">
            <text:p>1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3">
            <text:p>1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4">
            <text:p>14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5">
            <text:p>15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6">
            <text:p>1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7">
            <text:p>1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8">
            <text:p>1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9">
            <text:p>1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0">
            <text:p>2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1">
            <text:p>2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2">
            <text:p>2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3">
            <text:p>2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4">
            <text:p>24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5">
            <text:p>25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6">
            <text:p>2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7">
            <text:p>2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8">
            <text:p>2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9">
            <text:p>2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0">
            <text:p>3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1">
            <text:p>3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2">
            <text:p>3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3">
            <text:p>3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4">
            <text:p>34</text:p>
          </table:table-cell>
          <table:table-cell table:style-name="ce25" table:number-columns-repeated="3"/>
          <table:table-cell table:style-name="ce15"/>
          <table:table-cell table:number-columns-repeated="1018"/>
        </table:table-row>
        <table:table-row table:style-name="ro1">
          <table:table-cell/>
          <table:table-cell table:style-name="ce9" office:value-type="float" office:value="35">
            <text:p>35</text:p>
          </table:table-cell>
          <table:table-cell table:style-name="ce25" table:number-columns-repeated="3"/>
          <table:table-cell table:style-name="ce15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чётчики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Класс" table:style-name="ta1" table:print="false">
        <table:table-column table:style-name="co19" table:default-cell-style-name="Default"/>
        <table:table-column table:style-name="co6" table:default-cell-style-name="Default"/>
        <table:table-column table:style-name="co33" table:default-cell-style-name="ce65"/>
        <table:table-column table:style-name="co34" table:default-cell-style-name="ce70"/>
        <table:table-column table:style-name="co35" table:default-cell-style-name="ce71"/>
        <table:table-column table:style-name="co6" table:default-cell-style-name="ce99"/>
        <table:table-column table:style-name="co36" table:default-cell-style-name="ce108"/>
        <table:table-column table:style-name="co37" table:number-columns-repeated="3" table:default-cell-style-name="Default"/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6" table:number-columns-repeated="1011" table:default-cell-style-name="Default"/>
        <table:table-row table:style-name="ro1">
          <table:table-cell/>
          <table:table-cell table:style-name="ce58"/>
          <table:table-cell table:style-name="Default" table:number-columns-repeated="5"/>
          <table:table-cell table:number-columns-repeated="1017"/>
        </table:table-row>
        <table:table-row table:style-name="ro1">
          <table:table-cell/>
          <table:table-cell table:style-name="ce2" office:value-type="string" table:number-columns-spanned="6" table:number-rows-spanned="1">
            <text:p>СТРУКТУРА КЛАССА</text:p>
          </table:table-cell>
          <table:covered-table-cell table:number-columns-repeated="5" table:style-name="Default"/>
          <table:table-cell table:number-columns-repeated="1017"/>
        </table:table-row>
        <table:table-row table:style-name="ro1">
          <table:table-cell/>
          <table:table-cell table:style-name="ce59" office:value-type="string" table:number-columns-spanned="1" table:number-rows-spanned="79">
            <text:p>MC</text:p>
          </table:table-cell>
          <table:table-cell table:style-name="ce60" office:value-type="string" table:number-columns-spanned="3" table:number-rows-spanned="1">
            <text:p>getErrorList()</text:p>
          </table:table-cell>
          <table:covered-table-cell table:number-columns-repeated="2" table:style-name="ce69"/>
          <table:table-cell table:style-name="ce97" office:value-type="string">
            <text:p>List&lt;string&gt;</text:p>
          </table:table-cell>
          <table:table-cell table:style-name="ce107" office:value-type="string">
            <text:p><text:s/>Возвращает список возникших при работе ошибок, которые были записаны классом.</text:p>
          </table:table-cell>
          <table:table-cell table:style-name="ce93" table:number-columns-repeated="6"/>
          <table:table-cell table:number-columns-repeated="1011"/>
        </table:table-row>
        <table:table-row table:style-name="ro2">
          <table:table-cell/>
          <table:covered-table-cell/>
          <table:table-cell table:style-name="ce61" office:value-type="string" table:number-columns-spanned="1" table:number-rows-spanned="6">
            <text:p>Chip</text:p>
          </table:table-cell>
          <table:table-cell table:style-name="ce69" office:value-type="string" table:number-columns-spanned="2" table:number-rows-spanned="1">
            <text:p><text:span text:style-name="T7">setUSART(</text:span><text:span text:style-name="T1">SerialPort</text:span><text:span text:style-name="T7">)</text:span></text:p>
          </table:table-cell>
          <table:covered-table-cell table:style-name="ce69"/>
          <table:table-cell table:style-name="ce98" office:value-type="string">
            <text:p>-</text:p>
          </table:table-cell>
          <table:table-cell table:style-name="ce107" office:value-type="string">
            <text:p>Задаёт COM порт. Необходимо для инициализации</text:p>
          </table:table-cell>
          <table:table-cell table:style-name="ce93" table:number-columns-repeated="5"/>
          <table:table-cell table:number-columns-repeated="1012"/>
        </table:table-row>
        <table:table-row table:style-name="ro1">
          <table:table-cell/>
          <table:covered-table-cell/>
          <table:covered-table-cell table:style-name="ce62"/>
          <table:table-cell office:value-type="string" table:number-columns-spanned="2" table:number-rows-spanned="1">
            <text:p>getStatus()</text:p>
          </table:table-cell>
          <table:covered-table-cell table:style-name="ce88"/>
          <table:table-cell office:value-type="string">
            <text:p>byte</text:p>
          </table:table-cell>
          <table:table-cell office:value-type="string">
            <text:p>Возвращает статус самого микроконтроллера</text:p>
          </table:table-cell>
          <table:table-cell table:style-name="ce93" table:number-columns-repeated="5"/>
          <table:table-cell table:number-columns-repeated="1012"/>
        </table:table-row>
        <table:table-row table:style-name="ro1">
          <table:table-cell/>
          <table:covered-table-cell/>
          <table:covered-table-cell table:style-name="ce62"/>
          <table:table-cell office:value-type="string" table:number-columns-spanned="2" table:number-rows-spanned="1">
            <text:p>getVersion()</text:p>
          </table:table-cell>
          <table:covered-table-cell table:style-name="ce88"/>
          <table:table-cell office:value-type="string">
            <text:p>byte</text:p>
          </table:table-cell>
          <table:table-cell office:value-type="string">
            <text:p>Возвращает версию прошивки микроконтроллера</text:p>
          </table:table-cell>
          <table:table-cell table:style-name="ce93" table:number-columns-repeated="5"/>
          <table:table-cell table:number-columns-repeated="1012"/>
        </table:table-row>
        <table:table-row table:style-name="ro1">
          <table:table-cell/>
          <table:covered-table-cell/>
          <table:covered-table-cell table:style-name="ce62"/>
          <table:table-cell office:value-type="string" table:number-columns-spanned="2" table:number-rows-spanned="1">
            <text:p>getBirthday()</text:p>
          </table:table-cell>
          <table:covered-table-cell table:style-name="ce88"/>
          <table:table-cell office:value-type="string">
            <text:p>string</text:p>
          </table:table-cell>
          <table:table-cell office:value-type="string">
            <text:p>Возвращает дату создания прошивки микроконтроллера</text:p>
          </table:table-cell>
          <table:table-cell table:style-name="ce93" table:number-columns-repeated="5"/>
          <table:table-cell table:number-columns-repeated="1012"/>
        </table:table-row>
        <table:table-row table:style-name="ro1">
          <table:table-cell/>
          <table:covered-table-cell/>
          <table:covered-table-cell table:style-name="ce62"/>
          <table:table-cell office:value-type="string" table:number-columns-spanned="2" table:number-rows-spanned="1">
            <text:p>getCPUFrequency()</text:p>
          </table:table-cell>
          <table:covered-table-cell table:style-name="ce88"/>
          <table:table-cell office:value-type="string">
            <text:p>string</text:p>
          </table:table-cell>
          <table:table-cell office:value-type="string">
            <text:p>Возвращает частоту процессора микроконтроллера (не вычисляется)</text:p>
          </table:table-cell>
          <table:table-cell table:style-name="ce93" table:number-columns-repeated="5"/>
          <table:table-cell table:number-columns-repeated="1012"/>
        </table:table-row>
        <table:table-row table:style-name="ro1">
          <table:table-cell/>
          <table:covered-table-cell/>
          <table:covered-table-cell table:style-name="ce63"/>
          <table:table-cell table:style-name="ce71" office:value-type="string" table:number-columns-spanned="2" table:number-rows-spanned="1">
            <text:p>checkCommandStack()</text:p>
          </table:table-cell>
          <table:covered-table-cell table:style-name="ce89"/>
          <table:table-cell table:style-name="ce100" office:value-type="string">
            <text:p>bool</text:p>
          </table:table-cell>
          <table:table-cell table:style-name="ce109" office:value-type="string">
            <text:p>Проверяет синхронность команд ПК-МК.</text:p>
          </table:table-cell>
          <table:table-cell table:style-name="ce93" table:number-columns-repeated="5"/>
          <table:table-cell table:number-columns-repeated="1012"/>
        </table:table-row>
        <table:table-row table:style-name="ro2">
          <table:table-cell/>
          <table:covered-table-cell/>
          <table:table-cell table:style-name="ce61" office:value-type="string" table:number-columns-spanned="1" table:number-rows-spanned="5">
            <text:p>Tester</text:p>
          </table:table-cell>
          <table:table-cell table:style-name="ce72" office:value-type="string" table:number-columns-spanned="2" table:number-rows-spanned="1">
            <text:p>setTracer(<text:span text:style-name="T1">RichTextBox</text:span>)</text:p>
          </table:table-cell>
          <table:covered-table-cell table:style-name="ce69"/>
          <table:table-cell table:style-name="ce98" office:value-type="string">
            <text:p>-</text:p>
          </table:table-cell>
          <table:table-cell table:style-name="ce107" office:value-type="string">
            <text:p>Задаёт RichTextBox для вывода сообщений (опционально)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64"/>
          <table:table-cell office:value-type="string" table:number-columns-spanned="2" table:number-rows-spanned="1">
            <text:p>enableTracer(<text:span text:style-name="T1">bool</text:span>)</text:p>
          </table:table-cell>
          <table:covered-table-cell table:style-name="ce90"/>
          <table:table-cell office:value-type="string">
            <text:p>-</text:p>
          </table:table-cell>
          <table:table-cell office:value-type="string">
            <text:p>Включает\выключает вывод сообщений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64"/>
          <table:table-cell office:value-type="string" table:number-columns-spanned="2" table:number-rows-spanned="1">
            <text:p>enableLog(<text:span text:style-name="T1">bool</text:span>)</text:p>
          </table:table-cell>
          <table:covered-table-cell table:style-name="ce90"/>
          <table:table-cell office:value-type="string">
            <text:p>-</text:p>
          </table:table-cell>
          <table:table-cell office:value-type="string">
            <text:p>Включает\выключает вывод сообщений в текстовый файл Log.txt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64"/>
          <table:table-cell office:value-type="string" table:number-columns-spanned="2" table:number-rows-spanned="1">
            <text:p>sendSomething()</text:p>
          </table:table-cell>
          <table:covered-table-cell table:style-name="ce90"/>
          <table:table-cell office:value-type="string">
            <text:p>-</text:p>
          </table:table-cell>
          <table:table-cell office:value-type="string">
            <text:p><text:span text:style-name="T10">ТЕСТОВОЕ</text:span> – посылает число 243 микроконтроллеру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63"/>
          <table:table-cell table:style-name="ce73" office:value-type="string" table:number-columns-spanned="2" table:number-rows-spanned="1">
            <text:p>showMeByte(<text:span text:style-name="T1">byte | string | uint</text:span>)</text:p>
          </table:table-cell>
          <table:covered-table-cell table:style-name="ce73"/>
          <table:table-cell table:style-name="ce101" office:value-type="string">
            <text:p>-</text:p>
          </table:table-cell>
          <table:table-cell table:style-name="ce110" office:value-type="string">
            <text:p><text:span text:style-name="T9">ТЕСТОВОЕ </text:span>- Посылает микроконтроллеру байт, который он высвечивает на светодиодах</text:p>
          </table:table-cell>
          <table:table-cell table:number-columns-repeated="1017"/>
        </table:table-row>
        <table:table-row table:style-name="ro2">
          <table:table-cell/>
          <table:covered-table-cell/>
          <table:table-cell office:value-type="string" table:number-columns-spanned="1" table:number-rows-spanned="14">
            <text:p>IonSource</text:p>
          </table:table-cell>
          <table:table-cell table:style-name="ce74" office:value-type="string" table:number-columns-spanned="1" table:number-rows-spanned="3">
            <text:p>EmissionCurrent</text:p>
          </table:table-cell>
          <table:table-cell table:style-name="ce72" office:value-type="string">
            <text:p>setVoltage(<text:span text:style-name="T1">ushort | int | string</text:span>)</text:p>
          </table:table-cell>
          <table:table-cell table:style-name="ce91" office:value-type="string">
            <text:p>-</text:p>
          </table:table-cell>
          <table:table-cell table:style-name="ce107" office:value-type="string">
            <text:p>Задаёт напряжение Эмиссионного Тока Ионного Источника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covered-table-cell table:style-name="ce74"/>
          <table:table-cell table:style-name="ce70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Эмиссионного Тока Ионного Источника</text:p>
          </table:table-cell>
          <table:table-cell table:number-columns-repeated="1017"/>
        </table:table-row>
        <table:table-row table:style-name="ro2">
          <table:table-cell/>
          <table:covered-table-cell table:number-columns-repeated="2"/>
          <table:covered-table-cell table:style-name="ce74"/>
          <table:table-cell office:value-type="string">
            <text:p>enableDoubleRange(<text:span text:style-name="T1">boo</text:span>l)</text:p>
          </table:table-cell>
          <table:table-cell table:style-name="ce94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8" office:value-type="string">
            <text:p>&lt;-</text:p>
          </table:table-cell>
          <table:table-cell table:style-name="ce118"/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74" office:value-type="string" table:number-columns-spanned="1" table:number-rows-spanned="3">
            <text:p>Ionization</text:p>
          </table:table-cell>
          <table:table-cell table:style-name="ce72" office:value-type="string">
            <text:p>setVoltage(<text:span text:style-name="T1">ushort | int | string</text:span>)</text:p>
          </table:table-cell>
          <table:table-cell table:style-name="ce91" office:value-type="string">
            <text:p>-</text:p>
          </table:table-cell>
          <table:table-cell table:style-name="ce107" office:value-type="string">
            <text:p>Задаёт напряжение Ионизации Ионного Источника</text:p>
          </table:table-cell>
          <table:table-cell/>
          <table:table-cell table:style-name="ce118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75"/>
          <table:table-cell table:style-name="ce70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Ионизации Ионного Источника</text:p>
          </table:table-cell>
          <table:table-cell/>
          <table:table-cell table:style-name="ce118"/>
          <table:table-cell table:number-columns-repeated="1015"/>
        </table:table-row>
        <table:table-row table:style-name="ro2">
          <table:table-cell/>
          <table:covered-table-cell table:number-columns-repeated="2"/>
          <table:covered-table-cell table:style-name="ce76"/>
          <table:table-cell office:value-type="string">
            <text:p>enableDoubleRange(<text:span text:style-name="T1">boo</text:span>l)</text:p>
          </table:table-cell>
          <table:table-cell table:style-name="ce94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8" office:value-type="string">
            <text:p>&lt;-</text:p>
          </table:table-cell>
          <table:table-cell table:style-name="ce118"/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74" office:value-type="string" table:number-columns-spanned="1" table:number-rows-spanned="3">
            <text:p>F1</text:p>
          </table:table-cell>
          <table:table-cell table:style-name="ce72" office:value-type="string">
            <text:p>setVoltage(<text:span text:style-name="T1">ushort | int | string</text:span>)</text:p>
          </table:table-cell>
          <table:table-cell table:style-name="ce91" office:value-type="string">
            <text:p>-</text:p>
          </table:table-cell>
          <table:table-cell table:style-name="ce107" office:value-type="string">
            <text:p>Задаёт напряжение Фокусное 1 Ионного Источника</text:p>
          </table:table-cell>
          <table:table-cell/>
          <table:table-cell table:style-name="ce118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75"/>
          <table:table-cell table:style-name="ce85" office:value-type="string">
            <text:p>getVoltage()</text:p>
          </table:table-cell>
          <table:table-cell table:style-name="ce35" office:value-type="string">
            <text:p>ushort</text:p>
          </table:table-cell>
          <table:table-cell office:value-type="string">
            <text:p>Возвращает напряжение Фокусное 1 Ионного Источника</text:p>
          </table:table-cell>
          <table:table-cell/>
          <table:table-cell table:style-name="ce118"/>
          <table:table-cell table:number-columns-repeated="1015"/>
        </table:table-row>
        <table:table-row table:style-name="ro2">
          <table:table-cell/>
          <table:covered-table-cell table:number-columns-repeated="2"/>
          <table:covered-table-cell table:style-name="ce76"/>
          <table:table-cell office:value-type="string">
            <text:p>enableDoubleRange(<text:span text:style-name="T1">boo</text:span>l)</text:p>
          </table:table-cell>
          <table:table-cell table:style-name="ce94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8" office:value-type="string">
            <text:p>&lt;-</text:p>
          </table:table-cell>
          <table:table-cell table:style-name="ce118"/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74" office:value-type="string" table:number-columns-spanned="1" table:number-rows-spanned="3">
            <text:p>F2</text:p>
          </table:table-cell>
          <table:table-cell table:style-name="ce72" office:value-type="string">
            <text:p>setVoltage(<text:span text:style-name="T1">ushort | int | string</text:span>)</text:p>
          </table:table-cell>
          <table:table-cell table:style-name="ce91" office:value-type="string">
            <text:p>-</text:p>
          </table:table-cell>
          <table:table-cell table:style-name="ce107" office:value-type="string">
            <text:p>Задаёт напряжение Фокусное 2 Ионного Источника</text:p>
          </table:table-cell>
          <table:table-cell/>
          <table:table-cell table:style-name="ce118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75"/>
          <table:table-cell table:style-name="ce85" office:value-type="string">
            <text:p>getVoltage()</text:p>
          </table:table-cell>
          <table:table-cell table:style-name="ce35" office:value-type="string">
            <text:p>ushort</text:p>
          </table:table-cell>
          <table:table-cell office:value-type="string">
            <text:p>Возвращает напряжение Фокусное 2 Тока Ионного Источника</text:p>
          </table:table-cell>
          <table:table-cell/>
          <table:table-cell table:style-name="ce118"/>
          <table:table-cell table:number-columns-repeated="1015"/>
        </table:table-row>
        <table:table-row table:style-name="ro2">
          <table:table-cell/>
          <table:covered-table-cell table:number-columns-repeated="2"/>
          <table:covered-table-cell table:style-name="ce76"/>
          <table:table-cell office:value-type="string">
            <text:p>enableDoubleRange(<text:span text:style-name="T1">boo</text:span>l)</text:p>
          </table:table-cell>
          <table:table-cell table:style-name="ce94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8" office:value-type="string">
            <text:p>&lt;-</text:p>
          </table:table-cell>
          <table:table-cell table:style-name="ce118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72" office:value-type="string" table:number-columns-spanned="2" table:number-rows-spanned="1">
            <text:p>reset()</text:p>
          </table:table-cell>
          <table:covered-table-cell table:style-name="ce69"/>
          <table:table-cell table:style-name="ce91" office:value-type="string">
            <text:p>bool</text:p>
          </table:table-cell>
          <table:table-cell table:style-name="ce107" office:value-type="string">
            <text:p>Сбрасывает DAC Ионного Источника (Все напряжения на 0)</text:p>
          </table:table-cell>
          <table:table-cell table:style-name="ce119"/>
          <table:table-cell table:style-name="ce118"/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71" office:value-type="string" table:number-columns-spanned="2" table:number-rows-spanned="1">
            <text:p>enableDoubleRange(<text:span text:style-name="T1">bool</text:span>)</text:p>
          </table:table-cell>
          <table:covered-table-cell table:style-name="ce89"/>
          <table:table-cell table:style-name="ce94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118" office:value-type="string">
            <text:p>-&gt;</text:p>
          </table:table-cell>
          <table:table-cell table:style-name="ce118"/>
          <table:table-cell table:number-columns-repeated="1015"/>
        </table:table-row>
        <table:table-row table:style-name="ro2">
          <table:table-cell/>
          <table:covered-table-cell/>
          <table:table-cell office:value-type="string" table:number-columns-spanned="1" table:number-rows-spanned="11">
            <text:p>Detector</text:p>
          </table:table-cell>
          <table:table-cell table:style-name="ce77" office:value-type="string" table:number-columns-spanned="1" table:number-rows-spanned="3">
            <text:p>DV1</text:p>
          </table:table-cell>
          <table:table-cell table:style-name="ce72" office:value-type="string">
            <text:p>setVoltage(<text:span text:style-name="T1">ushort | int | string</text:span>)</text:p>
          </table:table-cell>
          <table:table-cell table:style-name="ce91" office:value-type="string">
            <text:p>-</text:p>
          </table:table-cell>
          <table:table-cell table:style-name="ce107" office:value-type="string">
            <text:p>Задаёт напряжение DV1 Детектора</text:p>
          </table:table-cell>
          <table:table-cell table:style-name="ce119" table:number-columns-repeated="2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71"/>
          <table:table-cell table:style-name="ce70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DV1 Детектора</text:p>
          </table:table-cell>
          <table:table-cell table:style-name="ce119" table:number-columns-repeated="2"/>
          <table:table-cell table:number-columns-repeated="1015"/>
        </table:table-row>
        <table:table-row table:style-name="ro2">
          <table:table-cell/>
          <table:covered-table-cell table:number-columns-repeated="2"/>
          <table:covered-table-cell table:style-name="ce78"/>
          <table:table-cell office:value-type="string">
            <text:p>enableDoubleRange(<text:span text:style-name="T1">boo</text:span>l)</text:p>
          </table:table-cell>
          <table:table-cell table:style-name="ce94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8" office:value-type="string">
            <text:p>&lt;-</text:p>
          </table:table-cell>
          <table:table-cell table:style-name="ce118"/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78" office:value-type="string" table:number-columns-spanned="1" table:number-rows-spanned="3">
            <text:p>DV2</text:p>
          </table:table-cell>
          <table:table-cell table:style-name="ce72" office:value-type="string">
            <text:p>setVoltage(<text:span text:style-name="T1">ushort | int | string</text:span>)</text:p>
          </table:table-cell>
          <table:table-cell table:style-name="ce91" office:value-type="string">
            <text:p>-</text:p>
          </table:table-cell>
          <table:table-cell table:style-name="ce107" office:value-type="string">
            <text:p>Задаёт напряжение DV2 Детектора</text:p>
          </table:table-cell>
          <table:table-cell/>
          <table:table-cell table:style-name="ce118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78"/>
          <table:table-cell table:style-name="ce70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DV2 Детектора</text:p>
          </table:table-cell>
          <table:table-cell/>
          <table:table-cell table:style-name="ce118"/>
          <table:table-cell table:number-columns-repeated="1015"/>
        </table:table-row>
        <table:table-row table:style-name="ro2">
          <table:table-cell/>
          <table:covered-table-cell/>
          <table:covered-table-cell table:style-name="ce64"/>
          <table:covered-table-cell table:style-name="ce78"/>
          <table:table-cell office:value-type="string">
            <text:p>enableDoubleRange(<text:span text:style-name="T1">boo</text:span>l)</text:p>
          </table:table-cell>
          <table:table-cell table:style-name="ce94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8" office:value-type="string">
            <text:p>&lt;-</text:p>
          </table:table-cell>
          <table:table-cell table:style-name="ce118"/>
          <table:table-cell table:number-columns-repeated="1015"/>
        </table:table-row>
        <table:table-row table:style-name="ro2">
          <table:table-cell/>
          <table:covered-table-cell/>
          <table:covered-table-cell table:style-name="ce64"/>
          <table:table-cell table:style-name="ce78" office:value-type="string" table:number-columns-spanned="1" table:number-rows-spanned="3">
            <text:p>DV3</text:p>
          </table:table-cell>
          <table:table-cell table:style-name="ce72" office:value-type="string">
            <text:p>setVoltage(<text:span text:style-name="T1">ushort | int | string</text:span>)</text:p>
          </table:table-cell>
          <table:table-cell table:style-name="ce91" office:value-type="string">
            <text:p>-</text:p>
          </table:table-cell>
          <table:table-cell table:style-name="ce107" office:value-type="string">
            <text:p>Задаёт напряжение DV3 Детектора</text:p>
          </table:table-cell>
          <table:table-cell/>
          <table:table-cell table:style-name="ce118"/>
          <table:table-cell table:number-columns-repeated="1015"/>
        </table:table-row>
        <table:table-row table:style-name="ro1">
          <table:table-cell/>
          <table:covered-table-cell/>
          <table:covered-table-cell table:style-name="ce64"/>
          <table:covered-table-cell table:style-name="ce78"/>
          <table:table-cell table:style-name="ce85" office:value-type="string">
            <text:p>getVoltage()</text:p>
          </table:table-cell>
          <table:table-cell table:style-name="ce35" office:value-type="string">
            <text:p>ushort</text:p>
          </table:table-cell>
          <table:table-cell office:value-type="string">
            <text:p>Возвращает напряжение DV3 Детектора</text:p>
          </table:table-cell>
          <table:table-cell/>
          <table:table-cell table:style-name="ce118"/>
          <table:table-cell table:number-columns-repeated="1015"/>
        </table:table-row>
        <table:table-row table:style-name="ro2">
          <table:table-cell/>
          <table:covered-table-cell/>
          <table:covered-table-cell table:style-name="ce64"/>
          <table:covered-table-cell table:style-name="ce78"/>
          <table:table-cell office:value-type="string">
            <text:p>enableDoubleRange(<text:span text:style-name="T1">boo</text:span>l)</text:p>
          </table:table-cell>
          <table:table-cell table:style-name="ce94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8" office:value-type="string">
            <text:p>&lt;-</text:p>
          </table:table-cell>
          <table:table-cell table:style-name="ce118"/>
          <table:table-cell table:number-columns-repeated="1015"/>
        </table:table-row>
        <table:table-row table:style-name="ro1">
          <table:table-cell/>
          <table:covered-table-cell/>
          <table:covered-table-cell table:style-name="ce64"/>
          <table:table-cell table:style-name="ce72" office:value-type="string" table:number-columns-spanned="2" table:number-rows-spanned="1">
            <text:p>reset()</text:p>
          </table:table-cell>
          <table:covered-table-cell table:style-name="ce91"/>
          <table:table-cell table:style-name="ce98" office:value-type="string">
            <text:p>bool</text:p>
          </table:table-cell>
          <table:table-cell table:style-name="ce69" office:value-type="string">
            <text:p>Сбрасывает DAC Детектора (Все напряжения на 0)</text:p>
          </table:table-cell>
          <table:table-cell/>
          <table:table-cell table:style-name="ce118"/>
          <table:table-cell table:number-columns-repeated="1015"/>
        </table:table-row>
        <table:table-row table:style-name="ro2">
          <table:table-cell/>
          <table:covered-table-cell/>
          <table:covered-table-cell table:style-name="ce66"/>
          <table:table-cell table:style-name="ce71" office:value-type="string" table:number-columns-spanned="2" table:number-rows-spanned="1">
            <text:p>enableDoubleRange(<text:span text:style-name="T1">bool</text:span>)</text:p>
          </table:table-cell>
          <table:covered-table-cell table:style-name="ce89"/>
          <table:table-cell table:style-name="ce94" office:value-type="string">
            <text:p>-</text:p>
          </table:table-cell>
          <table:table-cell table:style-name="ce89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118" office:value-type="string">
            <text:p>-&gt;</text:p>
          </table:table-cell>
          <table:table-cell table:style-name="ce118"/>
          <table:table-cell table:number-columns-repeated="1015"/>
        </table:table-row>
        <table:table-row table:style-name="ro2">
          <table:table-cell/>
          <table:covered-table-cell/>
          <table:table-cell table:style-name="ce67" office:value-type="string" table:number-columns-spanned="1" table:number-rows-spanned="8">
            <text:p>Scaner</text:p>
          </table:table-cell>
          <table:table-cell table:style-name="ce61" office:value-type="string" table:number-columns-spanned="1" table:number-rows-spanned="3">
            <text:p>ParentScan</text:p>
          </table:table-cell>
          <table:table-cell table:style-name="ce81" office:value-type="string">
            <text:p>setVoltage(<text:span text:style-name="T1">ushort | int | string</text:span>) <text:span text:style-name="T8">AD5643R</text:span></text:p>
          </table:table-cell>
          <table:table-cell table:style-name="ce91" office:value-type="string">
            <text:p>-</text:p>
          </table:table-cell>
          <table:table-cell table:style-name="ce107" office:value-type="string">
            <text:p>Задаёт напряжение Родительское Сканирующее Сканера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ce67"/>
          <table:covered-table-cell table:style-name="ce79"/>
          <table:table-cell table:style-name="ce70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Родительское Сканирующее Сканера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67"/>
          <table:covered-table-cell table:style-name="ce79"/>
          <table:table-cell office:value-type="string">
            <text:p>enableDoubleRange(<text:span text:style-name="T1">boo</text:span>l)</text:p>
          </table:table-cell>
          <table:table-cell table:style-name="ce94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8" office:value-type="string">
            <text:p>&lt;-</text:p>
          </table:table-cell>
          <table:table-cell table:style-name="ce118"/>
          <table:table-cell table:number-columns-repeated="1015"/>
        </table:table-row>
        <table:table-row table:style-name="ro2">
          <table:table-cell/>
          <table:covered-table-cell/>
          <table:covered-table-cell table:style-name="ce67"/>
          <table:table-cell table:style-name="ce61" office:value-type="string" table:number-columns-spanned="1" table:number-rows-spanned="3">
            <text:p>Scan</text:p>
          </table:table-cell>
          <table:table-cell table:style-name="ce81" office:value-type="string">
            <text:p>setVoltage(<text:span text:style-name="T1">ushort | int | string</text:span>) <text:span text:style-name="T8">AD5643R</text:span></text:p>
          </table:table-cell>
          <table:table-cell table:style-name="ce91" office:value-type="string">
            <text:p>-</text:p>
          </table:table-cell>
          <table:table-cell table:style-name="ce107" office:value-type="string">
            <text:p>Задаёт напряжение Сканирующее Сканера</text:p>
          </table:table-cell>
          <table:table-cell/>
          <table:table-cell table:style-name="ce118"/>
          <table:table-cell table:number-columns-repeated="1015"/>
        </table:table-row>
        <table:table-row table:style-name="ro1">
          <table:table-cell/>
          <table:covered-table-cell/>
          <table:covered-table-cell table:style-name="ce67"/>
          <table:covered-table-cell table:style-name="ce79"/>
          <table:table-cell table:style-name="ce70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Сканирующее Сканера</text:p>
          </table:table-cell>
          <table:table-cell/>
          <table:table-cell table:style-name="ce118"/>
          <table:table-cell table:number-columns-repeated="1015"/>
        </table:table-row>
        <table:table-row table:style-name="ro2">
          <table:table-cell/>
          <table:covered-table-cell/>
          <table:covered-table-cell table:style-name="ce67"/>
          <table:covered-table-cell table:style-name="ce79"/>
          <table:table-cell office:value-type="string">
            <text:p>enableDoubleRange(<text:span text:style-name="T1">boo</text:span>l)</text:p>
          </table:table-cell>
          <table:table-cell table:style-name="ce94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8" office:value-type="string">
            <text:p>&lt;-</text:p>
          </table:table-cell>
          <table:table-cell table:style-name="ce118"/>
          <table:table-cell table:number-columns-repeated="1015"/>
        </table:table-row>
        <table:table-row table:style-name="ro2">
          <table:table-cell table:style-name="ce37"/>
          <table:covered-table-cell table:style-name="ce37"/>
          <table:covered-table-cell table:style-name="ce68"/>
          <table:table-cell table:style-name="ce80" office:value-type="string" table:number-columns-spanned="2" table:number-rows-spanned="1">
            <text:p>reset() <text:s text:c="4"/><text:span text:style-name="T8">AD5643R</text:span></text:p>
          </table:table-cell>
          <table:covered-table-cell table:style-name="ce92"/>
          <table:table-cell table:style-name="ce102" office:value-type="string">
            <text:p>bool</text:p>
          </table:table-cell>
          <table:table-cell table:style-name="ce111" office:value-type="string">
            <text:p>Сбрасывает DAC Сканера (Все напряжения на 0)</text:p>
          </table:table-cell>
          <table:table-cell table:style-name="ce37" table:number-columns-repeated="1017"/>
        </table:table-row>
        <table:table-row table:style-name="ro2">
          <table:table-cell/>
          <table:covered-table-cell/>
          <table:covered-table-cell table:style-name="ce67"/>
          <table:table-cell table:style-name="ce71" office:value-type="string" table:number-columns-spanned="2" table:number-rows-spanned="1">
            <text:p>enableDoubleRange(<text:span text:style-name="T1">bool</text:span>)</text:p>
          </table:table-cell>
          <table:covered-table-cell table:style-name="ce89"/>
          <table:table-cell table:style-name="ce100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118" office:value-type="string">
            <text:p>-&gt;</text:p>
          </table:table-cell>
          <table:table-cell table:style-name="ce118"/>
          <table:table-cell table:style-name="ce118" office:value-type="string">
            <text:p>-&gt;|</text:p>
          </table:table-cell>
          <table:table-cell table:style-name="ce118" office:value-type="string">
            <text:p>|&lt;-</text:p>
          </table:table-cell>
          <table:table-cell table:style-name="ce118"/>
          <table:table-cell table:number-columns-repeated="1012"/>
        </table:table-row>
        <table:table-row table:style-name="ro2">
          <table:table-cell/>
          <table:covered-table-cell/>
          <table:table-cell table:style-name="ce67" office:value-type="string" table:number-columns-spanned="1" table:number-rows-spanned="4">
            <text:p>Heater</text:p>
          </table:table-cell>
          <table:table-cell table:style-name="ce72" office:value-type="string" table:number-columns-spanned="2" table:number-rows-spanned="1">
            <text:p>setVoltage(<text:span text:style-name="T1">ushort | int | string</text:span>)</text:p>
          </table:table-cell>
          <table:covered-table-cell table:style-name="ce91"/>
          <table:table-cell table:style-name="ce98" office:value-type="string">
            <text:p>-</text:p>
          </table:table-cell>
          <table:table-cell table:style-name="ce107" office:value-type="string">
            <text:p>Задаёт напряжение Нагревателя</text:p>
          </table:table-cell>
          <table:table-cell table:number-columns-repeated="4"/>
          <table:table-cell table:style-name="ce118"/>
          <table:table-cell table:number-columns-repeated="1012"/>
        </table:table-row>
        <table:table-row table:style-name="ro1">
          <table:table-cell/>
          <table:covered-table-cell/>
          <table:covered-table-cell table:style-name="ce67"/>
          <table:table-cell office:value-type="string" table:number-columns-spanned="2" table:number-rows-spanned="1">
            <text:p>get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Нагревателя</text:p>
          </table:table-cell>
          <table:table-cell table:number-columns-repeated="4"/>
          <table:table-cell table:style-name="ce118"/>
          <table:table-cell table:number-columns-repeated="1012"/>
        </table:table-row>
        <table:table-row table:style-name="ro2">
          <table:table-cell/>
          <table:covered-table-cell/>
          <table:covered-table-cell table:style-name="ce67"/>
          <table:table-cell office:value-type="string" table:number-columns-spanned="2" table:number-rows-spanned="1">
            <text:p>reset()</text:p>
          </table:table-cell>
          <table:covered-table-cell table:style-name="ce93"/>
          <table:table-cell office:value-type="string">
            <text:p>bool</text:p>
          </table:table-cell>
          <table:table-cell office:value-type="string">
            <text:p>Сбрасывает DAC<text:span text:style-name="T11"> </text:span><text:span text:style-name="T12">Нагревателя и Натекателя</text:span> (Все напряжения на 0)</text:p>
          </table:table-cell>
          <table:table-cell table:style-name="ce120" office:value-type="string">
            <text:p>-&gt;</text:p>
          </table:table-cell>
          <table:table-cell table:style-name="ce120" table:number-columns-repeated="2"/>
          <table:table-cell/>
          <table:table-cell table:style-name="ce118"/>
          <table:table-cell table:number-columns-repeated="1012"/>
        </table:table-row>
        <table:table-row table:style-name="ro2">
          <table:table-cell/>
          <table:covered-table-cell/>
          <table:covered-table-cell table:style-name="ce67"/>
          <table:table-cell table:style-name="ce71" office:value-type="string" table:number-columns-spanned="2" table:number-rows-spanned="1">
            <text:p>enableDoubleRange(<text:span text:style-name="T1">bool</text:span>)</text:p>
          </table:table-cell>
          <table:covered-table-cell table:style-name="ce89"/>
          <table:table-cell table:style-name="ce100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й (для getVoltage() )</text:p>
          </table:table-cell>
          <table:table-cell table:style-name="ce118" office:value-type="string">
            <text:p>-&gt;</text:p>
          </table:table-cell>
          <table:table-cell table:style-name="ce118"/>
          <table:table-cell table:style-name="ce120"/>
          <table:table-cell/>
          <table:table-cell table:style-name="ce118"/>
          <table:table-cell table:number-columns-repeated="1012"/>
        </table:table-row>
        <table:table-row table:style-name="ro2">
          <table:table-cell/>
          <table:covered-table-cell/>
          <table:table-cell table:style-name="ce67" office:value-type="string" table:number-columns-spanned="1" table:number-rows-spanned="4">
            <text:p>Inlet</text:p>
          </table:table-cell>
          <table:table-cell table:style-name="ce72" office:value-type="string" table:number-columns-spanned="2" table:number-rows-spanned="1">
            <text:p>setVoltage(<text:span text:style-name="T1">ushort | int | string</text:span>)</text:p>
          </table:table-cell>
          <table:covered-table-cell table:style-name="ce91"/>
          <table:table-cell table:style-name="ce98" office:value-type="string">
            <text:p>-</text:p>
          </table:table-cell>
          <table:table-cell table:style-name="ce107" office:value-type="string">
            <text:p>Задаёт напряжение Натекателя</text:p>
          </table:table-cell>
          <table:table-cell/>
          <table:table-cell table:style-name="ce118"/>
          <table:table-cell table:style-name="ce120"/>
          <table:table-cell/>
          <table:table-cell table:style-name="ce118"/>
          <table:table-cell table:number-columns-repeated="1012"/>
        </table:table-row>
        <table:table-row table:style-name="ro1">
          <table:table-cell/>
          <table:covered-table-cell/>
          <table:covered-table-cell table:style-name="ce67"/>
          <table:table-cell office:value-type="string" table:number-columns-spanned="2" table:number-rows-spanned="1">
            <text:p>get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Натекателя</text:p>
          </table:table-cell>
          <table:table-cell/>
          <table:table-cell table:style-name="ce118"/>
          <table:table-cell table:style-name="ce120"/>
          <table:table-cell/>
          <table:table-cell table:style-name="ce118"/>
          <table:table-cell table:number-columns-repeated="1012"/>
        </table:table-row>
        <table:table-row table:style-name="ro2">
          <table:table-cell/>
          <table:covered-table-cell/>
          <table:covered-table-cell table:style-name="ce67"/>
          <table:table-cell office:value-type="string" table:number-columns-spanned="2" table:number-rows-spanned="1">
            <text:p>enableDoubleRange(<text:span text:style-name="T1">bool</text:span>)</text:p>
          </table:table-cell>
          <table:covered-table-cell table:style-name="ce90"/>
          <table:table-cell office:value-type="string">
            <text:p>-</text:p>
          </table:table-cell>
          <table:table-cell office:value-type="string">
            <text:p>Включает\выключает двойной диапазон снятия напряжений (для getVoltage() )</text:p>
          </table:table-cell>
          <table:table-cell table:style-name="ce118" office:value-type="string">
            <text:p>-&gt;</text:p>
          </table:table-cell>
          <table:table-cell table:style-name="ce118"/>
          <table:table-cell table:style-name="ce120"/>
          <table:table-cell/>
          <table:table-cell table:style-name="ce118"/>
          <table:table-cell table:number-columns-repeated="1012"/>
        </table:table-row>
        <table:table-row table:style-name="ro2">
          <table:table-cell/>
          <table:covered-table-cell/>
          <table:covered-table-cell table:style-name="ce67"/>
          <table:table-cell table:style-name="ce71" office:value-type="string" table:number-columns-spanned="2" table:number-rows-spanned="1">
            <text:p>reset()</text:p>
          </table:table-cell>
          <table:covered-table-cell table:style-name="ce94"/>
          <table:table-cell table:style-name="ce100" office:value-type="string">
            <text:p>bool</text:p>
          </table:table-cell>
          <table:table-cell table:style-name="ce109" office:value-type="string">
            <text:p>Сбрасывает DAC <text:span text:style-name="T13">Нагревателя и Натекателя</text:span> (Все напряжения на 0)</text:p>
          </table:table-cell>
          <table:table-cell table:style-name="ce120" office:value-type="string">
            <text:p>-&gt;</text:p>
          </table:table-cell>
          <table:table-cell table:style-name="ce120" table:number-columns-repeated="2"/>
          <table:table-cell/>
          <table:table-cell table:style-name="ce118"/>
          <table:table-cell table:number-columns-repeated="1012"/>
        </table:table-row>
        <table:table-row table:style-name="ro2">
          <table:table-cell/>
          <table:covered-table-cell/>
          <table:table-cell table:style-name="ce67" office:value-type="string" table:number-columns-spanned="1" table:number-rows-spanned="5">
            <text:p>Condensator</text:p>
          </table:table-cell>
          <table:table-cell table:style-name="ce81" office:value-type="string" table:number-columns-spanned="2" table:number-rows-spanned="1">
            <text:p>setVoltage(<text:span text:style-name="T1">ushort | int | string</text:span>) <text:span text:style-name="T8">AD5643R</text:span></text:p>
          </table:table-cell>
          <table:covered-table-cell table:style-name="ce91"/>
          <table:table-cell table:style-name="ce98" office:value-type="string">
            <text:p>-</text:p>
          </table:table-cell>
          <table:table-cell table:style-name="ce107" office:value-type="string">
            <text:p>Задаёт напряжение Конденсатора</text:p>
          </table:table-cell>
          <table:table-cell table:number-columns-repeated="4"/>
          <table:table-cell table:style-name="ce118"/>
          <table:table-cell table:number-columns-repeated="1012"/>
        </table:table-row>
        <table:table-row table:style-name="ro1">
          <table:table-cell/>
          <table:covered-table-cell/>
          <table:covered-table-cell table:style-name="ce67"/>
          <table:table-cell office:value-type="string" table:number-columns-spanned="2" table:number-rows-spanned="1">
            <text:p>getPositive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Положительной обкладки Конденсатора</text:p>
          </table:table-cell>
          <table:table-cell table:number-columns-repeated="4"/>
          <table:table-cell table:style-name="ce118"/>
          <table:table-cell table:number-columns-repeated="1012"/>
        </table:table-row>
        <table:table-row table:style-name="ro1">
          <table:table-cell/>
          <table:covered-table-cell/>
          <table:covered-table-cell table:style-name="ce67"/>
          <table:table-cell office:value-type="string" table:number-columns-spanned="2" table:number-rows-spanned="1">
            <text:p>getNegative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Отрицательной обкладки Натекателя</text:p>
          </table:table-cell>
          <table:table-cell table:number-columns-repeated="4"/>
          <table:table-cell table:style-name="ce118"/>
          <table:table-cell table:number-columns-repeated="1012"/>
        </table:table-row>
        <table:table-row table:style-name="ro2">
          <table:table-cell/>
          <table:covered-table-cell/>
          <table:covered-table-cell table:style-name="ce67"/>
          <table:table-cell office:value-type="string" table:number-columns-spanned="2" table:number-rows-spanned="1">
            <text:p>enableDoubleRange(<text:span text:style-name="T1">bool</text:span>)</text:p>
          </table:table-cell>
          <table:covered-table-cell table:style-name="ce90"/>
          <table:table-cell office:value-type="string">
            <text:p>-</text:p>
          </table:table-cell>
          <table:table-cell office:value-type="string">
            <text:p>Включает\выключает двойной диапазон снятия напряжений (для getVoltage() )</text:p>
          </table:table-cell>
          <table:table-cell table:style-name="ce118" office:value-type="string" table:number-columns-spanned="6" table:number-rows-spanned="1">
            <text:p>У Конденсатора и Сканера один АЦП, но команды не должны влиять друг на друга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16"/>
          <table:covered-table-cell table:style-name="ce16"/>
          <table:covered-table-cell table:style-name="ce68"/>
          <table:table-cell table:style-name="ce80" office:value-type="string" table:number-columns-spanned="2" table:number-rows-spanned="1">
            <text:p>reset() <text:s text:c="3"/><text:span text:style-name="T9"><text:s/></text:span><text:span text:style-name="T8">AD5643R</text:span></text:p>
          </table:table-cell>
          <table:covered-table-cell table:style-name="ce95"/>
          <table:table-cell table:style-name="ce103" office:value-type="string">
            <text:p>bool</text:p>
          </table:table-cell>
          <table:table-cell table:style-name="ce112" office:value-type="string">
            <text:p>Сбрасывает DAC <text:span text:style-name="T14">Конденсатора</text:span> (Все напряжения на 0)</text:p>
          </table:table-cell>
          <table:table-cell table:style-name="ce16" table:number-columns-repeated="1017"/>
        </table:table-row>
        <table:table-row table:style-name="ro2">
          <table:table-cell/>
          <table:covered-table-cell/>
          <table:table-cell table:style-name="ce68" office:value-type="string" table:number-columns-spanned="1" table:number-rows-spanned="2">
            <text:p>ADC</text:p>
          </table:table-cell>
          <table:table-cell table:style-name="ce82" office:value-type="string" table:number-columns-spanned="2" table:number-rows-spanned="1">
            <text:p>DoubleRange</text:p>
          </table:table-cell>
          <table:covered-table-cell table:style-name="ce82"/>
          <table:table-cell table:style-name="ce104" office:value-type="string">
            <text:p>bool</text:p>
          </table:table-cell>
          <table:table-cell table:style-name="ce113" office:value-type="string">
            <text:p><text:span text:style-name="T9">ТЕСТОВОЕ - </text:span>Булка для вкл\выкл. двойного диапазона.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68"/>
          <table:table-cell table:style-name="ce82" office:value-type="string" table:number-columns-spanned="2" table:number-rows-spanned="1">
            <text:p>getVoltage(<text:span text:style-name="T9">byte CHANNEL</text:span>)</text:p>
          </table:table-cell>
          <table:covered-table-cell table:style-name="ce16"/>
          <table:table-cell table:style-name="ce104" office:value-type="string">
            <text:p>ushort</text:p>
          </table:table-cell>
          <table:table-cell table:style-name="ce113" office:value-type="string">
            <text:p><text:span text:style-name="T9">ТЕСТОВОЕ – </text:span>Возвращает напряжение на канале CHANNEL</text:p>
          </table:table-cell>
          <table:table-cell table:number-columns-repeated="1017"/>
        </table:table-row>
        <table:table-row table:style-name="ro2">
          <table:table-cell/>
          <table:covered-table-cell/>
          <table:table-cell table:style-name="ce68" office:value-type="string" table:number-columns-spanned="1" table:number-rows-spanned="2">
            <text:p>DAC</text:p>
          </table:table-cell>
          <table:table-cell table:style-name="ce83" office:value-type="string" table:number-columns-spanned="2" table:number-rows-spanned="1">
            <text:p>setVoltage(<text:span text:style-name="T9">byte|string|int CHANNEL, ushort|string|int VOLTAGE</text:span>)</text:p>
          </table:table-cell>
          <table:covered-table-cell table:style-name="ce96"/>
          <table:table-cell table:style-name="ce105" office:value-type="string">
            <text:p>-</text:p>
          </table:table-cell>
          <table:table-cell table:style-name="ce114" office:value-type="string">
            <text:p>ТЕСТОВОЕ – Задаёт напряжение на канал CHANNEL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68"/>
          <table:table-cell table:style-name="ce73" office:value-type="string" table:number-columns-spanned="2" table:number-rows-spanned="1">
            <text:p>reset()</text:p>
          </table:table-cell>
          <table:covered-table-cell table:style-name="ce16"/>
          <table:table-cell table:style-name="ce106" office:value-type="string">
            <text:p>bool</text:p>
          </table:table-cell>
          <table:table-cell table:style-name="ce113" office:value-type="string">
            <text:p>ТЕСТОВОЕ – <text:span text:style-name="T9">Сбрасывет DAC. (Все напряжения на 0)</text:span>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67" office:value-type="string" table:number-columns-spanned="1" table:number-rows-spanned="16">
            <text:p>Counters</text:p>
          </table:table-cell>
          <table:table-cell table:style-name="ce61" office:value-type="string" table:number-columns-spanned="1" table:number-rows-spanned="2">
            <text:p>COA</text:p>
          </table:table-cell>
          <table:table-cell table:style-name="ce72" office:value-type="string">
            <text:p>overflows</text:p>
          </table:table-cell>
          <table:table-cell table:style-name="ce98" office:value-type="string">
            <text:p>byte</text:p>
          </table:table-cell>
          <table:table-cell table:style-name="ce107" office:value-type="string">
            <text:p>Количество переполнений счётчика. Обновляется командой .receiveResults()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ce67"/>
          <table:covered-table-cell table:style-name="ce63"/>
          <table:table-cell office:value-type="string">
            <text:p>Result</text:p>
          </table:table-cell>
          <table:table-cell table:style-name="ce100" office:value-type="string">
            <text:p>UInt32 </text:p>
          </table:table-cell>
          <table:table-cell table:style-name="ce109" office:value-type="string">
            <text:p>Сосчитанный результат. Обновляется командой .receiveResults()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Default"/>
          <table:table-cell table:style-name="ce61" office:value-type="string" table:number-columns-spanned="1" table:number-rows-spanned="2">
            <text:p>COB</text:p>
          </table:table-cell>
          <table:table-cell table:style-name="ce72" office:value-type="string">
            <text:p>overflows</text:p>
          </table:table-cell>
          <table:table-cell table:style-name="ce98" office:value-type="string">
            <text:p>byte</text:p>
          </table:table-cell>
          <table:table-cell table:style-name="ce107" office:value-type="string">
            <text:p>Количество переполнений счётчика. Обновляется командой .receiveResults()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Default"/>
          <table:covered-table-cell table:style-name="ce63"/>
          <table:table-cell office:value-type="string">
            <text:p>Result</text:p>
          </table:table-cell>
          <table:table-cell table:style-name="ce100" office:value-type="string">
            <text:p>UInt32 </text:p>
          </table:table-cell>
          <table:table-cell table:style-name="ce109" office:value-type="string">
            <text:p>Сосчитанный результат. Обновляется командой .receiveResults()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Default"/>
          <table:table-cell table:style-name="ce61" office:value-type="string" table:number-columns-spanned="1" table:number-rows-spanned="2">
            <text:p>COC</text:p>
          </table:table-cell>
          <table:table-cell table:style-name="ce72" office:value-type="string">
            <text:p>overflows</text:p>
          </table:table-cell>
          <table:table-cell table:style-name="ce98" office:value-type="string">
            <text:p>byte</text:p>
          </table:table-cell>
          <table:table-cell table:style-name="ce107" office:value-type="string">
            <text:p>Количество переполнений счётчика. Обновляется командой .receiveResults()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Default"/>
          <table:covered-table-cell table:style-name="ce63"/>
          <table:table-cell office:value-type="string">
            <text:p>Result</text:p>
          </table:table-cell>
          <table:table-cell table:style-name="ce100" office:value-type="string">
            <text:p>UInt32 </text:p>
          </table:table-cell>
          <table:table-cell table:style-name="ce109" office:value-type="string">
            <text:p>Сосчитанный результат. Обновляется командой .receiveResults()</text:p>
          </table:table-cell>
          <table:table-cell table:number-columns-repeated="1017"/>
        </table:table-row>
        <table:table-row table:style-name="ro4">
          <table:table-cell/>
          <table:covered-table-cell/>
          <table:covered-table-cell table:style-name="Default"/>
          <table:table-cell table:style-name="ce84" office:value-type="string" table:number-columns-spanned="2" table:number-rows-spanned="1">
            <text:p>setDelay(<text:span text:style-name="T1">uint | string MILLISECONDS</text:span>)</text:p>
          </table:table-cell>
          <table:covered-table-cell table:style-name="ce84"/>
          <table:table-cell table:style-name="ce100" office:value-type="string">
            <text:p>bool</text:p>
          </table:table-cell>
          <table:table-cell table:style-name="ce115" office:value-type="string">
            <text:p>Устанавливает время задержки между измерениями(). Возвращает true – если операция удалась. False – если отменена (не должна возникнуть)</text:p>
          </table:table-cell>
          <table:table-cell table:number-columns-repeated="1017"/>
        </table:table-row>
        <table:table-row table:style-name="ro4">
          <table:table-cell/>
          <table:covered-table-cell/>
          <table:covered-table-cell table:style-name="Default"/>
          <table:table-cell table:style-name="ce84" office:value-type="string" table:number-columns-spanned="2" table:number-rows-spanned="1">
            <text:p>startDelay()</text:p>
          </table:table-cell>
          <table:covered-table-cell table:style-name="ce84"/>
          <table:table-cell table:style-name="ce100" office:value-type="string">
            <text:p>byte</text:p>
          </table:table-cell>
          <table:table-cell table:style-name="ce115" office:value-type="string">
            <text:p>Принудительно начинает задержку, может быть использовано как таймер при выключеных счётчиках. Возвращает статус RTC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Default"/>
          <table:table-cell table:style-name="ce72" office:value-type="string" table:number-columns-spanned="2" table:number-rows-spanned="1">
            <text:p>getRTCprescaler(<text:span text:style-name="T1">uint | string MILLISECONDS</text:span>)</text:p>
          </table:table-cell>
          <table:covered-table-cell table:style-name="ce72"/>
          <table:table-cell table:style-name="ce98" office:value-type="string">
            <text:p>ushort</text:p>
          </table:table-cell>
          <table:table-cell table:style-name="ce107" office:value-type="string">
            <text:p>Класс вычисляет необходимый предделитель RTC , сохраняет и возвращает его.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Default"/>
          <table:table-cell table:style-name="ce85" office:value-type="string" table:number-columns-spanned="2" table:number-rows-spanned="1">
            <text:p>getRTCfrequency()</text:p>
          </table:table-cell>
          <table:covered-table-cell table:style-name="ce85"/>
          <table:table-cell table:style-name="ce35" office:value-type="string">
            <text:p>double</text:p>
          </table:table-cell>
          <table:table-cell office:value-type="string">
            <text:p>Класс возвращает частоту RTC в соответствии с сохранённым предделителем.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Default"/>
          <table:table-cell table:style-name="ce85" office:value-type="string" table:number-columns-spanned="2" table:number-rows-spanned="1">
            <text:p>getRTCticks(<text:span text:style-name="T1">uint | string MILLISECONDS, ushort | string PRESCALER</text:span>)</text:p>
          </table:table-cell>
          <table:covered-table-cell table:style-name="ce85"/>
          <table:table-cell table:style-name="ce35" office:value-type="string">
            <text:p>ushort</text:p>
          </table:table-cell>
          <table:table-cell office:value-type="string">
            <text:p>Класс возвращает время измерения в тиках RTC.</text:p>
          </table:table-cell>
          <table:table-cell table:number-columns-repeated="1017"/>
        </table:table-row>
        <table:table-row table:style-name="ro5">
          <table:table-cell/>
          <table:covered-table-cell/>
          <table:covered-table-cell table:style-name="Default"/>
          <table:table-cell table:style-name="ce85" office:value-type="string" table:number-columns-spanned="2" table:number-rows-spanned="1">
            <text:p>setMeasureTime(<text:span text:style-name="T1">uint | string MILLISECONDS</text:span>)</text:p>
          </table:table-cell>
          <table:covered-table-cell table:style-name="ce85"/>
          <table:table-cell table:style-name="ce35" office:value-type="string">
            <text:p>bool</text:p>
          </table:table-cell>
          <table:table-cell table:style-name="ce116" office:value-type="string">
            <text:p>Класс вычисляет предделитель, сохраняет и устанавливает его (в МК), вычисляет количество тиков и устанавливает его (в МК). Возвращает статус RTC</text:p>
          </table:table-cell>
          <table:table-cell table:number-columns-repeated="1017"/>
        </table:table-row>
        <table:table-row table:style-name="ro6">
          <table:table-cell/>
          <table:covered-table-cell/>
          <table:covered-table-cell table:style-name="Default"/>
          <table:table-cell table:style-name="ce85" office:value-type="string" table:number-columns-spanned="2" table:number-rows-spanned="1">
            <text:p>startMeasure()</text:p>
          </table:table-cell>
          <table:covered-table-cell table:style-name="ce85"/>
          <table:table-cell table:style-name="ce35" office:value-type="string">
            <text:p>bool</text:p>
          </table:table-cell>
          <table:table-cell table:style-name="ce116" office:value-type="string">
            <text:p>Запускает счёт на заданное setMeasureTime() время. Возвращает true, если операция удалась, false – не удалась (счётчики уже считают)</text:p>
          </table:table-cell>
          <table:table-cell table:number-columns-repeated="1017"/>
        </table:table-row>
        <table:table-row table:style-name="ro7">
          <table:table-cell/>
          <table:covered-table-cell/>
          <table:covered-table-cell table:style-name="Default"/>
          <table:table-cell table:style-name="ce85" office:value-type="string" table:number-columns-spanned="2" table:number-rows-spanned="1">
            <text:p>stopMeasure()</text:p>
          </table:table-cell>
          <table:covered-table-cell table:style-name="ce85"/>
          <table:table-cell table:style-name="ce35" office:value-type="string">
            <text:p>bool</text:p>
          </table:table-cell>
          <table:table-cell table:style-name="ce116" office:value-type="string">
            <text:p>Останавливает счётчики. Возвращает true, если операция удалась, false – не удалась (счётчики не считают)</text:p>
          </table:table-cell>
          <table:table-cell table:number-columns-repeated="1017"/>
        </table:table-row>
        <table:table-row table:style-name="ro8">
          <table:table-cell/>
          <table:covered-table-cell/>
          <table:covered-table-cell table:style-name="Default"/>
          <table:table-cell office:value-type="string" table:number-columns-spanned="2" table:number-rows-spanned="1">
            <text:p>getStatus()</text:p>
          </table:table-cell>
          <table:covered-table-cell table:style-name="ce85"/>
          <table:table-cell table:style-name="ce35" office:value-type="string">
            <text:p>string</text:p>
          </table:table-cell>
          <table:table-cell table:style-name="ce116" office:value-type="string">
            <text:p>Возвращает статус счётчиков: "Ready" – не заняты, "Busy" – считают, "Stopped" – принудительно остановлены командой stopMeasure()</text:p>
          </table:table-cell>
          <table:table-cell table:number-columns-repeated="1017"/>
        </table:table-row>
        <table:table-row table:style-name="ro9">
          <table:table-cell/>
          <table:covered-table-cell/>
          <table:covered-table-cell table:style-name="Default"/>
          <table:table-cell table:style-name="ce86" office:value-type="string" table:number-columns-spanned="2" table:number-rows-spanned="1">
            <text:p>receiveResults()</text:p>
          </table:table-cell>
          <table:covered-table-cell/>
          <table:table-cell table:style-name="ce100" office:value-type="string">
            <text:p>string</text:p>
          </table:table-cell>
          <table:table-cell table:style-name="ce115" office:value-type="string">
            <text:p>Сохраняет результаты счётчиков и переполнения в COХ.Result и COХ.overflows. Возвращает статус счётчиков (см. getStatus())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string">
            <text:p>TIC</text:p>
          </table:table-cell>
          <table:table-cell table:style-name="ce87" office:value-type="string" table:number-columns-spanned="2" table:number-rows-spanned="1">
            <text:p>send()</text:p>
          </table:table-cell>
          <table:covered-table-cell table:style-name="ce79"/>
          <table:table-cell table:style-name="ce79" office:value-type="string">
            <text:p>-</text:p>
          </table:table-cell>
          <table:table-cell table:style-name="ce117" office:value-type="string">
            <text:p>В РАЗРАБОТКЕ...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able-cell-properties style:text-align-source="fix" style:repeat-content="false" fo:background-color="transparent" style:vertical-align="middl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23.10.2013</text:date>, <text:time>11:0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8H21M41S</meta:editing-duration>
    <meta:editing-cycles>89</meta:editing-cycles>
    <meta:generator>OpenOffice.org/3.4.1$Win32 OpenOffice.org_project/341m1$Build-9593</meta:generator>
    <dc:date>2013-10-23T11:08:28.63</dc:date>
    <meta:document-statistic meta:table-count="5" meta:cell-count="836" meta:object-count="0"/>
    <meta:user-defined meta:name="Info 1"/>
    <meta:user-defined meta:name="Info 2"/>
    <meta:user-defined meta:name="Info 3"/>
    <meta:user-defined meta:name="Info 4"/>
  </office:meta>
</office:document-meta>
</file>